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79.93pt" svg:height="280.57pt" svg:x="1685.71pt" svg:y="110.64pt">
            <loext:p draw:notify-on-update-of-ranges="Sheet1.A1:Sheet1.A501 Sheet1.B1:Sheet1.B501 Sheet1.A1:Sheet1.A501 Sheet1.C1:Sheet1.C501 Sheet1.A1:Sheet1.A501 Sheet1.D1:Sheet1.D501 Sheet1.A1:Sheet1.A501 Sheet1.E1:Sheet1.E501 Sheet1.A1:Sheet1.A501 Sheet1.F1:Sheet1.F501 Sheet1.A1:Sheet1.A501 Sheet1.G1:Sheet1.G501 Sheet1.A1:Sheet1.A501 Sheet1.H1:Sheet1.H5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231.37pt" svg:y="297.95pt">
            <loext:p draw:notify-on-update-of-ranges="Sheet1.A1:Sheet1.A501 Sheet1.J1:Sheet1.J501 Sheet1.A1:Sheet1.A501 Sheet1.K1:Sheet1.K501 Sheet1.A1:Sheet1.A501 Sheet1.L1:Sheet1.L5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200.42pt" svg:y="6.38pt">
            <loext:p draw:notify-on-update-of-ranges="Sheet1.A1:Sheet1.A501 Sheet1.N1:Sheet1.N501 Sheet1.A1:Sheet1.A501 Sheet1.O1:Sheet1.O501 Sheet1.A1:Sheet1.A501 Sheet1.P1:Sheet1.P50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0.65" calcext:value-type="float">
            <text:p>-0.65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319048" calcext:value-type="float">
            <text:p>0.319048</text:p>
          </table:table-cell>
          <table:table-cell table:style-name="ce1" office:value-type="float" office:value="3.36778E-018" calcext:value-type="float">
            <text:p>3.37E-18</text:p>
          </table:table-cell>
          <table:table-cell office:value-type="float" office:value="0.878589" calcext:value-type="float">
            <text:p>0.878589</text:p>
          </table:table-cell>
          <table:table-cell office:value-type="string" calcext:value-type="string">
            <text:p><text:s/></text:p>
          </table:table-cell>
          <table:table-cell office:value-type="float" office:value="-1.5708" calcext:value-type="float">
            <text:p>-1.5708</text:p>
          </table:table-cell>
          <table:table-cell table:style-name="ce1" office:value-type="float" office:value="-4.87609E-020" calcext:value-type="float">
            <text:p>-4.88E-20</text:p>
          </table:table-cell>
          <table:table-cell office:value-type="float" office:value="-1.57" calcext:value-type="float">
            <text:p>-1.5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65" calcext:value-type="float">
            <text:p>-0.65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319048" calcext:value-type="float">
            <text:p>0.319048</text:p>
          </table:table-cell>
          <table:table-cell table:style-name="ce1" office:value-type="float" office:value="3.36778E-018" calcext:value-type="float">
            <text:p>3.37E-18</text:p>
          </table:table-cell>
          <table:table-cell office:value-type="float" office:value="0.878589" calcext:value-type="float">
            <text:p>0.878589</text:p>
          </table:table-cell>
          <table:table-cell office:value-type="string" calcext:value-type="string">
            <text:p><text:s/></text:p>
          </table:table-cell>
          <table:table-cell office:value-type="float" office:value="-1.5708" calcext:value-type="float">
            <text:p>-1.5708</text:p>
          </table:table-cell>
          <table:table-cell table:style-name="ce1" office:value-type="float" office:value="-4.87609E-020" calcext:value-type="float">
            <text:p>-4.88E-20</text:p>
          </table:table-cell>
          <table:table-cell office:value-type="float" office:value="-1.57" calcext:value-type="float">
            <text:p>-1.57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55021" calcext:value-type="float">
            <text:p>0.0755021</text:p>
          </table:table-cell>
          <table:table-cell office:value-type="float" office:value="-0.65" calcext:value-type="float">
            <text:p>-0.65</text:p>
          </table:table-cell>
          <table:table-cell office:value-type="float" office:value="-0.100418" calcext:value-type="float">
            <text:p>-0.100418</text:p>
          </table:table-cell>
          <table:table-cell office:value-type="float" office:value="1.8" calcext:value-type="float">
            <text:p>1.8</text:p>
          </table:table-cell>
          <table:table-cell office:value-type="float" office:value="0.0110056" calcext:value-type="float">
            <text:p>0.0110056</text:p>
          </table:table-cell>
          <table:table-cell office:value-type="float" office:value="0.42" calcext:value-type="float">
            <text:p>0.42</text:p>
          </table:table-cell>
          <table:table-cell table:style-name="ce1" office:value-type="float" office:value="-0.0708172" calcext:value-type="float">
            <text:p>-7.08E-02</text:p>
          </table:table-cell>
          <table:table-cell office:value-type="string" calcext:value-type="string">
            <text:p><text:s/></text:p>
          </table:table-cell>
          <table:table-cell office:value-type="float" office:value="0.320258" calcext:value-type="float">
            <text:p>0.320258</text:p>
          </table:table-cell>
          <table:table-cell office:value-type="float" office:value="-0.034934" calcext:value-type="float">
            <text:p>-0.034934</text:p>
          </table:table-cell>
          <table:table-cell office:value-type="float" office:value="0.876816" calcext:value-type="float">
            <text:p>0.876816</text:p>
          </table:table-cell>
          <table:table-cell office:value-type="string" calcext:value-type="string">
            <text:p><text:s/></text:p>
          </table:table-cell>
          <table:table-cell office:value-type="float" office:value="-1.57076" calcext:value-type="float">
            <text:p>-1.57076</text:p>
          </table:table-cell>
          <table:table-cell table:style-name="ce1" office:value-type="float" office:value="-0.0000545019" calcext:value-type="float">
            <text:p>-5.45E-05</text:p>
          </table:table-cell>
          <table:table-cell office:value-type="float" office:value="-1.57213" calcext:value-type="float">
            <text:p>-1.5721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1042" calcext:value-type="float">
            <text:p>0.151042</text:p>
          </table:table-cell>
          <table:table-cell office:value-type="float" office:value="-0.649638" calcext:value-type="float">
            <text:p>-0.649638</text:p>
          </table:table-cell>
          <table:table-cell office:value-type="float" office:value="-0.200723" calcext:value-type="float">
            <text:p>-0.200723</text:p>
          </table:table-cell>
          <table:table-cell office:value-type="float" office:value="1.78713" calcext:value-type="float">
            <text:p>1.78713</text:p>
          </table:table-cell>
          <table:table-cell office:value-type="float" office:value="0.0218899" calcext:value-type="float">
            <text:p>0.0218899</text:p>
          </table:table-cell>
          <table:table-cell office:value-type="float" office:value="0.428238" calcext:value-type="float">
            <text:p>0.428238</text:p>
          </table:table-cell>
          <table:table-cell office:value-type="float" office:value="-0.141152" calcext:value-type="float">
            <text:p>-0.141152</text:p>
          </table:table-cell>
          <table:table-cell office:value-type="string" calcext:value-type="string">
            <text:p><text:s/></text:p>
          </table:table-cell>
          <table:table-cell office:value-type="float" office:value="0.321452" calcext:value-type="float">
            <text:p>0.321452</text:p>
          </table:table-cell>
          <table:table-cell office:value-type="float" office:value="-0.0701083" calcext:value-type="float">
            <text:p>-0.0701083</text:p>
          </table:table-cell>
          <table:table-cell office:value-type="float" office:value="0.877873" calcext:value-type="float">
            <text:p>0.877873</text:p>
          </table:table-cell>
          <table:table-cell office:value-type="string" calcext:value-type="string">
            <text:p><text:s/></text:p>
          </table:table-cell>
          <table:table-cell office:value-type="float" office:value="-1.5708" calcext:value-type="float">
            <text:p>-1.5708</text:p>
          </table:table-cell>
          <table:table-cell table:style-name="ce1" office:value-type="float" office:value="-0.000303173" calcext:value-type="float">
            <text:p>-3.03E-04</text:p>
          </table:table-cell>
          <table:table-cell office:value-type="float" office:value="-1.57426" calcext:value-type="float">
            <text:p>-1.5742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25164" calcext:value-type="float">
            <text:p>0.225164</text:p>
          </table:table-cell>
          <table:table-cell office:value-type="float" office:value="-0.651323" calcext:value-type="float">
            <text:p>-0.651323</text:p>
          </table:table-cell>
          <table:table-cell office:value-type="float" office:value="-0.29889" calcext:value-type="float">
            <text:p>-0.29889</text:p>
          </table:table-cell>
          <table:table-cell office:value-type="float" office:value="1.76873" calcext:value-type="float">
            <text:p>1.76873</text:p>
          </table:table-cell>
          <table:table-cell office:value-type="float" office:value="0.0326222" calcext:value-type="float">
            <text:p>0.0326222</text:p>
          </table:table-cell>
          <table:table-cell office:value-type="float" office:value="0.439975" calcext:value-type="float">
            <text:p>0.439975</text:p>
          </table:table-cell>
          <table:table-cell office:value-type="float" office:value="-0.209416" calcext:value-type="float">
            <text:p>-0.209416</text:p>
          </table:table-cell>
          <table:table-cell office:value-type="string" calcext:value-type="string">
            <text:p><text:s/></text:p>
          </table:table-cell>
          <table:table-cell office:value-type="float" office:value="0.322594" calcext:value-type="float">
            <text:p>0.322594</text:p>
          </table:table-cell>
          <table:table-cell office:value-type="float" office:value="-0.105129" calcext:value-type="float">
            <text:p>-0.105129</text:p>
          </table:table-cell>
          <table:table-cell office:value-type="float" office:value="0.878968" calcext:value-type="float">
            <text:p>0.878968</text:p>
          </table:table-cell>
          <table:table-cell office:value-type="string" calcext:value-type="string">
            <text:p><text:s/></text:p>
          </table:table-cell>
          <table:table-cell office:value-type="float" office:value="-1.57082" calcext:value-type="float">
            <text:p>-1.57082</text:p>
          </table:table-cell>
          <table:table-cell table:style-name="ce1" office:value-type="float" office:value="-0.00032587" calcext:value-type="float">
            <text:p>-3.26E-04</text:p>
          </table:table-cell>
          <table:table-cell office:value-type="float" office:value="-1.57629" calcext:value-type="float">
            <text:p>-1.5762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97964" calcext:value-type="float">
            <text:p>0.297964</text:p>
          </table:table-cell>
          <table:table-cell office:value-type="float" office:value="-0.654896" calcext:value-type="float">
            <text:p>-0.654896</text:p>
          </table:table-cell>
          <table:table-cell office:value-type="float" office:value="-0.394707" calcext:value-type="float">
            <text:p>-0.394707</text:p>
          </table:table-cell>
          <table:table-cell office:value-type="float" office:value="1.7451" calcext:value-type="float">
            <text:p>1.7451</text:p>
          </table:table-cell>
          <table:table-cell office:value-type="float" office:value="0.0426719" calcext:value-type="float">
            <text:p>0.0426719</text:p>
          </table:table-cell>
          <table:table-cell office:value-type="float" office:value="0.45493" calcext:value-type="float">
            <text:p>0.45493</text:p>
          </table:table-cell>
          <table:table-cell office:value-type="float" office:value="-0.275289" calcext:value-type="float">
            <text:p>-0.275289</text:p>
          </table:table-cell>
          <table:table-cell office:value-type="string" calcext:value-type="string">
            <text:p><text:s/></text:p>
          </table:table-cell>
          <table:table-cell office:value-type="float" office:value="0.323696" calcext:value-type="float">
            <text:p>0.323696</text:p>
          </table:table-cell>
          <table:table-cell office:value-type="float" office:value="-0.14014" calcext:value-type="float">
            <text:p>-0.14014</text:p>
          </table:table-cell>
          <table:table-cell office:value-type="float" office:value="0.879986" calcext:value-type="float">
            <text:p>0.879986</text:p>
          </table:table-cell>
          <table:table-cell office:value-type="string" calcext:value-type="string">
            <text:p><text:s/></text:p>
          </table:table-cell>
          <table:table-cell office:value-type="float" office:value="-1.57084" calcext:value-type="float">
            <text:p>-1.57084</text:p>
          </table:table-cell>
          <table:table-cell table:style-name="ce1" office:value-type="float" office:value="-0.000350874" calcext:value-type="float">
            <text:p>-3.51E-04</text:p>
          </table:table-cell>
          <table:table-cell office:value-type="float" office:value="-1.57825" calcext:value-type="float">
            <text:p>-1.5782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69339" calcext:value-type="float">
            <text:p>0.369339</text:p>
          </table:table-cell>
          <table:table-cell office:value-type="float" office:value="-0.660062" calcext:value-type="float">
            <text:p>-0.660062</text:p>
          </table:table-cell>
          <table:table-cell office:value-type="float" office:value="-0.487687" calcext:value-type="float">
            <text:p>-0.487687</text:p>
          </table:table-cell>
          <table:table-cell office:value-type="float" office:value="1.71621" calcext:value-type="float">
            <text:p>1.71621</text:p>
          </table:table-cell>
          <table:table-cell office:value-type="float" office:value="0.0516165" calcext:value-type="float">
            <text:p>0.0516165</text:p>
          </table:table-cell>
          <table:table-cell office:value-type="float" office:value="0.473024" calcext:value-type="float">
            <text:p>0.473024</text:p>
          </table:table-cell>
          <table:table-cell office:value-type="float" office:value="-0.338096" calcext:value-type="float">
            <text:p>-0.338096</text:p>
          </table:table-cell>
          <table:table-cell office:value-type="string" calcext:value-type="string">
            <text:p><text:s/></text:p>
          </table:table-cell>
          <table:table-cell office:value-type="float" office:value="0.324759" calcext:value-type="float">
            <text:p>0.324759</text:p>
          </table:table-cell>
          <table:table-cell office:value-type="float" office:value="-0.175136" calcext:value-type="float">
            <text:p>-0.175136</text:p>
          </table:table-cell>
          <table:table-cell office:value-type="float" office:value="0.880964" calcext:value-type="float">
            <text:p>0.880964</text:p>
          </table:table-cell>
          <table:table-cell office:value-type="string" calcext:value-type="string">
            <text:p><text:s/></text:p>
          </table:table-cell>
          <table:table-cell office:value-type="float" office:value="-1.57089" calcext:value-type="float">
            <text:p>-1.57089</text:p>
          </table:table-cell>
          <table:table-cell table:style-name="ce1" office:value-type="float" office:value="-0.00038588" calcext:value-type="float">
            <text:p>-3.86E-04</text:p>
          </table:table-cell>
          <table:table-cell office:value-type="float" office:value="-1.58016" calcext:value-type="float">
            <text:p>-1.5801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39338" calcext:value-type="float">
            <text:p>0.439338</text:p>
          </table:table-cell>
          <table:table-cell office:value-type="float" office:value="-0.666581" calcext:value-type="float">
            <text:p>-0.666581</text:p>
          </table:table-cell>
          <table:table-cell office:value-type="float" office:value="-0.577516" calcext:value-type="float">
            <text:p>-0.577516</text:p>
          </table:table-cell>
          <table:table-cell office:value-type="float" office:value="1.68214" calcext:value-type="float">
            <text:p>1.68214</text:p>
          </table:table-cell>
          <table:table-cell office:value-type="float" office:value="0.059125" calcext:value-type="float">
            <text:p>0.059125</text:p>
          </table:table-cell>
          <table:table-cell office:value-type="float" office:value="0.494109" calcext:value-type="float">
            <text:p>0.494109</text:p>
          </table:table-cell>
          <table:table-cell office:value-type="float" office:value="-0.397311" calcext:value-type="float">
            <text:p>-0.397311</text:p>
          </table:table-cell>
          <table:table-cell office:value-type="string" calcext:value-type="string">
            <text:p><text:s/></text:p>
          </table:table-cell>
          <table:table-cell office:value-type="float" office:value="0.325782" calcext:value-type="float">
            <text:p>0.325782</text:p>
          </table:table-cell>
          <table:table-cell office:value-type="float" office:value="-0.210105" calcext:value-type="float">
            <text:p>-0.210105</text:p>
          </table:table-cell>
          <table:table-cell office:value-type="float" office:value="0.881905" calcext:value-type="float">
            <text:p>0.881905</text:p>
          </table:table-cell>
          <table:table-cell office:value-type="string" calcext:value-type="string">
            <text:p><text:s/></text:p>
          </table:table-cell>
          <table:table-cell office:value-type="float" office:value="-1.57097" calcext:value-type="float">
            <text:p>-1.57097</text:p>
          </table:table-cell>
          <table:table-cell table:style-name="ce1" office:value-type="float" office:value="-0.000425325" calcext:value-type="float">
            <text:p>-4.25E-04</text:p>
          </table:table-cell>
          <table:table-cell office:value-type="float" office:value="-1.582" calcext:value-type="float">
            <text:p>-1.58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08163" calcext:value-type="float">
            <text:p>0.508163</text:p>
          </table:table-cell>
          <table:table-cell office:value-type="float" office:value="-0.674253" calcext:value-type="float">
            <text:p>-0.674253</text:p>
          </table:table-cell>
          <table:table-cell office:value-type="float" office:value="-0.664048" calcext:value-type="float">
            <text:p>-0.664048</text:p>
          </table:table-cell>
          <table:table-cell office:value-type="float" office:value="1.64291" calcext:value-type="float">
            <text:p>1.64291</text:p>
          </table:table-cell>
          <table:table-cell office:value-type="float" office:value="0.0649396" calcext:value-type="float">
            <text:p>0.0649396</text:p>
          </table:table-cell>
          <table:table-cell office:value-type="float" office:value="0.518048" calcext:value-type="float">
            <text:p>0.518048</text:p>
          </table:table-cell>
          <table:table-cell office:value-type="float" office:value="-0.452568" calcext:value-type="float">
            <text:p>-0.452568</text:p>
          </table:table-cell>
          <table:table-cell office:value-type="string" calcext:value-type="string">
            <text:p><text:s/></text:p>
          </table:table-cell>
          <table:table-cell office:value-type="float" office:value="0.32677" calcext:value-type="float">
            <text:p>0.32677</text:p>
          </table:table-cell>
          <table:table-cell office:value-type="float" office:value="-0.245038" calcext:value-type="float">
            <text:p>-0.245038</text:p>
          </table:table-cell>
          <table:table-cell office:value-type="float" office:value="0.882814" calcext:value-type="float">
            <text:p>0.882814</text:p>
          </table:table-cell>
          <table:table-cell office:value-type="string" calcext:value-type="string">
            <text:p><text:s/></text:p>
          </table:table-cell>
          <table:table-cell office:value-type="float" office:value="-1.5711" calcext:value-type="float">
            <text:p>-1.5711</text:p>
          </table:table-cell>
          <table:table-cell table:style-name="ce1" office:value-type="float" office:value="-0.000465476" calcext:value-type="float">
            <text:p>-4.65E-04</text:p>
          </table:table-cell>
          <table:table-cell office:value-type="float" office:value="-1.58381" calcext:value-type="float">
            <text:p>-1.5838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76133" calcext:value-type="float">
            <text:p>0.576133</text:p>
          </table:table-cell>
          <table:table-cell office:value-type="float" office:value="-0.682944" calcext:value-type="float">
            <text:p>-0.682944</text:p>
          </table:table-cell>
          <table:table-cell office:value-type="float" office:value="-0.74726" calcext:value-type="float">
            <text:p>-0.74726</text:p>
          </table:table-cell>
          <table:table-cell office:value-type="float" office:value="1.59852" calcext:value-type="float">
            <text:p>1.59852</text:p>
          </table:table-cell>
          <table:table-cell office:value-type="float" office:value="0.0688547" calcext:value-type="float">
            <text:p>0.0688547</text:p>
          </table:table-cell>
          <table:table-cell office:value-type="float" office:value="0.544722" calcext:value-type="float">
            <text:p>0.544722</text:p>
          </table:table-cell>
          <table:table-cell office:value-type="float" office:value="-0.503632" calcext:value-type="float">
            <text:p>-0.503632</text:p>
          </table:table-cell>
          <table:table-cell office:value-type="string" calcext:value-type="string">
            <text:p><text:s/></text:p>
          </table:table-cell>
          <table:table-cell office:value-type="float" office:value="0.327728" calcext:value-type="float">
            <text:p>0.327728</text:p>
          </table:table-cell>
          <table:table-cell office:value-type="float" office:value="-0.279927" calcext:value-type="float">
            <text:p>-0.279927</text:p>
          </table:table-cell>
          <table:table-cell office:value-type="float" office:value="0.883699" calcext:value-type="float">
            <text:p>0.883699</text:p>
          </table:table-cell>
          <table:table-cell office:value-type="string" calcext:value-type="string">
            <text:p><text:s/></text:p>
          </table:table-cell>
          <table:table-cell office:value-type="float" office:value="-1.5713" calcext:value-type="float">
            <text:p>-1.5713</text:p>
          </table:table-cell>
          <table:table-cell table:style-name="ce1" office:value-type="float" office:value="-0.000502266" calcext:value-type="float">
            <text:p>-5.02E-04</text:p>
          </table:table-cell>
          <table:table-cell office:value-type="float" office:value="-1.58561" calcext:value-type="float">
            <text:p>-1.5856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43643" calcext:value-type="float">
            <text:p>0.643643</text:p>
          </table:table-cell>
          <table:table-cell office:value-type="float" office:value="-0.692585" calcext:value-type="float">
            <text:p>-0.692585</text:p>
          </table:table-cell>
          <table:table-cell office:value-type="float" office:value="-0.827198" calcext:value-type="float">
            <text:p>-0.827198</text:p>
          </table:table-cell>
          <table:table-cell office:value-type="float" office:value="1.54891" calcext:value-type="float">
            <text:p>1.54891</text:p>
          </table:table-cell>
          <table:table-cell office:value-type="float" office:value="0.0706963" calcext:value-type="float">
            <text:p>0.0706963</text:p>
          </table:table-cell>
          <table:table-cell office:value-type="float" office:value="0.574048" calcext:value-type="float">
            <text:p>0.574048</text:p>
          </table:table-cell>
          <table:table-cell office:value-type="float" office:value="-0.550382" calcext:value-type="float">
            <text:p>-0.550382</text:p>
          </table:table-cell>
          <table:table-cell office:value-type="string" calcext:value-type="string">
            <text:p><text:s/></text:p>
          </table:table-cell>
          <table:table-cell office:value-type="float" office:value="0.328663" calcext:value-type="float">
            <text:p>0.328663</text:p>
          </table:table-cell>
          <table:table-cell office:value-type="float" office:value="-0.314765" calcext:value-type="float">
            <text:p>-0.314765</text:p>
          </table:table-cell>
          <table:table-cell office:value-type="float" office:value="0.88457" calcext:value-type="float">
            <text:p>0.88457</text:p>
          </table:table-cell>
          <table:table-cell office:value-type="string" calcext:value-type="string">
            <text:p><text:s/></text:p>
          </table:table-cell>
          <table:table-cell office:value-type="float" office:value="-1.57159" calcext:value-type="float">
            <text:p>-1.57159</text:p>
          </table:table-cell>
          <table:table-cell table:style-name="ce1" office:value-type="float" office:value="-0.000531426" calcext:value-type="float">
            <text:p>-5.31E-04</text:p>
          </table:table-cell>
          <table:table-cell office:value-type="float" office:value="-1.5874" calcext:value-type="float">
            <text:p>-1.587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5354" calcext:value-type="float">
            <text:p>0.65354</text:p>
          </table:table-cell>
          <table:table-cell office:value-type="float" office:value="-0.706347" calcext:value-type="float">
            <text:p>-0.706347</text:p>
          </table:table-cell>
          <table:table-cell office:value-type="float" office:value="-0.821023" calcext:value-type="float">
            <text:p>-0.821023</text:p>
          </table:table-cell>
          <table:table-cell office:value-type="float" office:value="1.55286" calcext:value-type="float">
            <text:p>1.55286</text:p>
          </table:table-cell>
          <table:table-cell office:value-type="float" office:value="0.0352188" calcext:value-type="float">
            <text:p>0.0352188</text:p>
          </table:table-cell>
          <table:table-cell office:value-type="float" office:value="0.573586" calcext:value-type="float">
            <text:p>0.573586</text:p>
          </table:table-cell>
          <table:table-cell office:value-type="float" office:value="-0.614949" calcext:value-type="float">
            <text:p>-0.614949</text:p>
          </table:table-cell>
          <table:table-cell office:value-type="string" calcext:value-type="string">
            <text:p><text:s/></text:p>
          </table:table-cell>
          <table:table-cell office:value-type="float" office:value="0.326679" calcext:value-type="float">
            <text:p>0.326679</text:p>
          </table:table-cell>
          <table:table-cell office:value-type="float" office:value="-0.314155" calcext:value-type="float">
            <text:p>-0.314155</text:p>
          </table:table-cell>
          <table:table-cell office:value-type="float" office:value="0.884094" calcext:value-type="float">
            <text:p>0.884094</text:p>
          </table:table-cell>
          <table:table-cell office:value-type="string" calcext:value-type="string">
            <text:p><text:s/></text:p>
          </table:table-cell>
          <table:table-cell office:value-type="float" office:value="-1.57034" calcext:value-type="float">
            <text:p>-1.57034</text:p>
          </table:table-cell>
          <table:table-cell table:style-name="ce1" office:value-type="float" office:value="-0.0898558" calcext:value-type="float">
            <text:p>-8.99E-02</text:p>
          </table:table-cell>
          <table:table-cell office:value-type="float" office:value="-1.58704" calcext:value-type="float">
            <text:p>-1.5870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5942" calcext:value-type="float">
            <text:p>0.655942</text:p>
          </table:table-cell>
          <table:table-cell office:value-type="float" office:value="-0.724327" calcext:value-type="float">
            <text:p>-0.724327</text:p>
          </table:table-cell>
          <table:table-cell office:value-type="float" office:value="-0.805552" calcext:value-type="float">
            <text:p>-0.805552</text:p>
          </table:table-cell>
          <table:table-cell office:value-type="float" office:value="1.57033" calcext:value-type="float">
            <text:p>1.57033</text:p>
          </table:table-cell>
          <table:table-cell office:value-type="float" office:value="-0.00504475" calcext:value-type="float">
            <text:p>-0.00504475</text:p>
          </table:table-cell>
          <table:table-cell office:value-type="float" office:value="0.566426" calcext:value-type="float">
            <text:p>0.566426</text:p>
          </table:table-cell>
          <table:table-cell office:value-type="float" office:value="-0.684168" calcext:value-type="float">
            <text:p>-0.684168</text:p>
          </table:table-cell>
          <table:table-cell office:value-type="string" calcext:value-type="string">
            <text:p><text:s/></text:p>
          </table:table-cell>
          <table:table-cell office:value-type="float" office:value="0.324064" calcext:value-type="float">
            <text:p>0.324064</text:p>
          </table:table-cell>
          <table:table-cell office:value-type="float" office:value="-0.309655" calcext:value-type="float">
            <text:p>-0.309655</text:p>
          </table:table-cell>
          <table:table-cell office:value-type="float" office:value="0.88062" calcext:value-type="float">
            <text:p>0.88062</text:p>
          </table:table-cell>
          <table:table-cell office:value-type="string" calcext:value-type="string">
            <text:p><text:s/></text:p>
          </table:table-cell>
          <table:table-cell office:value-type="float" office:value="-1.56883" calcext:value-type="float">
            <text:p>-1.56883</text:p>
          </table:table-cell>
          <table:table-cell table:style-name="ce1" office:value-type="float" office:value="-0.190122" calcext:value-type="float">
            <text:p>-1.90E-01</text:p>
          </table:table-cell>
          <table:table-cell office:value-type="float" office:value="-1.58653" calcext:value-type="float">
            <text:p>-1.5865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9824" calcext:value-type="float">
            <text:p>0.659824</text:p>
          </table:table-cell>
          <table:table-cell office:value-type="float" office:value="-0.743733" calcext:value-type="float">
            <text:p>-0.743733</text:p>
          </table:table-cell>
          <table:table-cell office:value-type="float" office:value="-0.792429" calcext:value-type="float">
            <text:p>-0.792429</text:p>
          </table:table-cell>
          <table:table-cell office:value-type="float" office:value="1.58912" calcext:value-type="float">
            <text:p>1.58912</text:p>
          </table:table-cell>
          <table:table-cell office:value-type="float" office:value="-0.0456371" calcext:value-type="float">
            <text:p>-0.0456371</text:p>
          </table:table-cell>
          <table:table-cell office:value-type="float" office:value="0.55916" calcext:value-type="float">
            <text:p>0.55916</text:p>
          </table:table-cell>
          <table:table-cell office:value-type="float" office:value="-0.754299" calcext:value-type="float">
            <text:p>-0.754299</text:p>
          </table:table-cell>
          <table:table-cell office:value-type="string" calcext:value-type="string">
            <text:p><text:s/></text:p>
          </table:table-cell>
          <table:table-cell office:value-type="float" office:value="0.321465" calcext:value-type="float">
            <text:p>0.321465</text:p>
          </table:table-cell>
          <table:table-cell office:value-type="float" office:value="-0.30598" calcext:value-type="float">
            <text:p>-0.30598</text:p>
          </table:table-cell>
          <table:table-cell office:value-type="float" office:value="0.876085" calcext:value-type="float">
            <text:p>0.876085</text:p>
          </table:table-cell>
          <table:table-cell office:value-type="string" calcext:value-type="string">
            <text:p><text:s/></text:p>
          </table:table-cell>
          <table:table-cell office:value-type="float" office:value="-1.56726" calcext:value-type="float">
            <text:p>-1.56726</text:p>
          </table:table-cell>
          <table:table-cell table:style-name="ce1" office:value-type="float" office:value="-0.290104" calcext:value-type="float">
            <text:p>-2.90E-01</text:p>
          </table:table-cell>
          <table:table-cell office:value-type="float" office:value="-1.58618" calcext:value-type="float">
            <text:p>-1.5861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649" calcext:value-type="float">
            <text:p>0.6649</text:p>
          </table:table-cell>
          <table:table-cell office:value-type="float" office:value="-0.763575" calcext:value-type="float">
            <text:p>-0.763575</text:p>
          </table:table-cell>
          <table:table-cell office:value-type="float" office:value="-0.781007" calcext:value-type="float">
            <text:p>-0.781007</text:p>
          </table:table-cell>
          <table:table-cell office:value-type="float" office:value="1.60762" calcext:value-type="float">
            <text:p>1.60762</text:p>
          </table:table-cell>
          <table:table-cell office:value-type="float" office:value="-0.086514" calcext:value-type="float">
            <text:p>-0.086514</text:p>
          </table:table-cell>
          <table:table-cell office:value-type="float" office:value="0.552766" calcext:value-type="float">
            <text:p>0.552766</text:p>
          </table:table-cell>
          <table:table-cell office:value-type="float" office:value="-0.824763" calcext:value-type="float">
            <text:p>-0.824763</text:p>
          </table:table-cell>
          <table:table-cell office:value-type="string" calcext:value-type="string">
            <text:p><text:s/></text:p>
          </table:table-cell>
          <table:table-cell office:value-type="float" office:value="0.318877" calcext:value-type="float">
            <text:p>0.318877</text:p>
          </table:table-cell>
          <table:table-cell office:value-type="float" office:value="-0.30289" calcext:value-type="float">
            <text:p>-0.30289</text:p>
          </table:table-cell>
          <table:table-cell office:value-type="float" office:value="0.871256" calcext:value-type="float">
            <text:p>0.871256</text:p>
          </table:table-cell>
          <table:table-cell office:value-type="string" calcext:value-type="string">
            <text:p><text:s/></text:p>
          </table:table-cell>
          <table:table-cell office:value-type="float" office:value="-1.56562" calcext:value-type="float">
            <text:p>-1.56562</text:p>
          </table:table-cell>
          <table:table-cell table:style-name="ce1" office:value-type="float" office:value="-0.390062" calcext:value-type="float">
            <text:p>-3.90E-01</text:p>
          </table:table-cell>
          <table:table-cell office:value-type="float" office:value="-1.58603" calcext:value-type="float">
            <text:p>-1.5860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70918" calcext:value-type="float">
            <text:p>0.670918</text:p>
          </table:table-cell>
          <table:table-cell office:value-type="float" office:value="-0.783792" calcext:value-type="float">
            <text:p>-0.783792</text:p>
          </table:table-cell>
          <table:table-cell office:value-type="float" office:value="-0.770998" calcext:value-type="float">
            <text:p>-0.770998</text:p>
          </table:table-cell>
          <table:table-cell office:value-type="float" office:value="1.62587" calcext:value-type="float">
            <text:p>1.62587</text:p>
          </table:table-cell>
          <table:table-cell office:value-type="float" office:value="-0.127655" calcext:value-type="float">
            <text:p>-0.127655</text:p>
          </table:table-cell>
          <table:table-cell office:value-type="float" office:value="0.547251" calcext:value-type="float">
            <text:p>0.547251</text:p>
          </table:table-cell>
          <table:table-cell office:value-type="float" office:value="-0.895501" calcext:value-type="float">
            <text:p>-0.895501</text:p>
          </table:table-cell>
          <table:table-cell office:value-type="string" calcext:value-type="string">
            <text:p><text:s/></text:p>
          </table:table-cell>
          <table:table-cell office:value-type="float" office:value="0.316297" calcext:value-type="float">
            <text:p>0.316297</text:p>
          </table:table-cell>
          <table:table-cell office:value-type="float" office:value="-0.300299" calcext:value-type="float">
            <text:p>-0.300299</text:p>
          </table:table-cell>
          <table:table-cell office:value-type="float" office:value="0.866175" calcext:value-type="float">
            <text:p>0.866175</text:p>
          </table:table-cell>
          <table:table-cell office:value-type="string" calcext:value-type="string">
            <text:p><text:s/></text:p>
          </table:table-cell>
          <table:table-cell office:value-type="float" office:value="-1.5639" calcext:value-type="float">
            <text:p>-1.5639</text:p>
          </table:table-cell>
          <table:table-cell table:style-name="ce1" office:value-type="float" office:value="-0.490024" calcext:value-type="float">
            <text:p>-4.90E-01</text:p>
          </table:table-cell>
          <table:table-cell office:value-type="float" office:value="-1.58611" calcext:value-type="float">
            <text:p>-1.5861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77819" calcext:value-type="float">
            <text:p>0.677819</text:p>
          </table:table-cell>
          <table:table-cell office:value-type="float" office:value="-0.804368" calcext:value-type="float">
            <text:p>-0.804368</text:p>
          </table:table-cell>
          <table:table-cell office:value-type="float" office:value="-0.76233" calcext:value-type="float">
            <text:p>-0.76233</text:p>
          </table:table-cell>
          <table:table-cell office:value-type="float" office:value="1.64374" calcext:value-type="float">
            <text:p>1.64374</text:p>
          </table:table-cell>
          <table:table-cell office:value-type="float" office:value="-0.169031" calcext:value-type="float">
            <text:p>-0.169031</text:p>
          </table:table-cell>
          <table:table-cell office:value-type="float" office:value="0.542692" calcext:value-type="float">
            <text:p>0.542692</text:p>
          </table:table-cell>
          <table:table-cell office:value-type="float" office:value="-0.966573" calcext:value-type="float">
            <text:p>-0.966573</text:p>
          </table:table-cell>
          <table:table-cell office:value-type="string" calcext:value-type="string">
            <text:p><text:s/></text:p>
          </table:table-cell>
          <table:table-cell office:value-type="float" office:value="0.313728" calcext:value-type="float">
            <text:p>0.313728</text:p>
          </table:table-cell>
          <table:table-cell office:value-type="float" office:value="-0.29822" calcext:value-type="float">
            <text:p>-0.29822</text:p>
          </table:table-cell>
          <table:table-cell office:value-type="float" office:value="0.860884" calcext:value-type="float">
            <text:p>0.860884</text:p>
          </table:table-cell>
          <table:table-cell office:value-type="string" calcext:value-type="string">
            <text:p><text:s/></text:p>
          </table:table-cell>
          <table:table-cell office:value-type="float" office:value="-1.56205" calcext:value-type="float">
            <text:p>-1.56205</text:p>
          </table:table-cell>
          <table:table-cell table:style-name="ce1" office:value-type="float" office:value="-0.589986" calcext:value-type="float">
            <text:p>-5.90E-01</text:p>
          </table:table-cell>
          <table:table-cell office:value-type="float" office:value="-1.58647" calcext:value-type="float">
            <text:p>-1.5864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85549" calcext:value-type="float">
            <text:p>0.685549</text:p>
          </table:table-cell>
          <table:table-cell office:value-type="float" office:value="-0.825279" calcext:value-type="float">
            <text:p>-0.825279</text:p>
          </table:table-cell>
          <table:table-cell office:value-type="float" office:value="-0.754911" calcext:value-type="float">
            <text:p>-0.754911</text:p>
          </table:table-cell>
          <table:table-cell office:value-type="float" office:value="1.66111" calcext:value-type="float">
            <text:p>1.66111</text:p>
          </table:table-cell>
          <table:table-cell office:value-type="float" office:value="-0.210605" calcext:value-type="float">
            <text:p>-0.210605</text:p>
          </table:table-cell>
          <table:table-cell office:value-type="float" office:value="0.539169" calcext:value-type="float">
            <text:p>0.539169</text:p>
          </table:table-cell>
          <table:table-cell office:value-type="float" office:value="-1.03804" calcext:value-type="float">
            <text:p>-1.03804</text:p>
          </table:table-cell>
          <table:table-cell office:value-type="string" calcext:value-type="string">
            <text:p><text:s/></text:p>
          </table:table-cell>
          <table:table-cell office:value-type="float" office:value="0.31117" calcext:value-type="float">
            <text:p>0.31117</text:p>
          </table:table-cell>
          <table:table-cell office:value-type="float" office:value="-0.296661" calcext:value-type="float">
            <text:p>-0.296661</text:p>
          </table:table-cell>
          <table:table-cell office:value-type="float" office:value="0.855437" calcext:value-type="float">
            <text:p>0.855437</text:p>
          </table:table-cell>
          <table:table-cell office:value-type="string" calcext:value-type="string">
            <text:p><text:s/></text:p>
          </table:table-cell>
          <table:table-cell office:value-type="float" office:value="-1.56" calcext:value-type="float">
            <text:p>-1.56</text:p>
          </table:table-cell>
          <table:table-cell table:style-name="ce1" office:value-type="float" office:value="-0.689947" calcext:value-type="float">
            <text:p>-6.90E-01</text:p>
          </table:table-cell>
          <table:table-cell office:value-type="float" office:value="-1.58717" calcext:value-type="float">
            <text:p>-1.5871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94056" calcext:value-type="float">
            <text:p>0.694056</text:p>
          </table:table-cell>
          <table:table-cell office:value-type="float" office:value="-0.846507" calcext:value-type="float">
            <text:p>-0.846507</text:p>
          </table:table-cell>
          <table:table-cell office:value-type="float" office:value="-0.748637" calcext:value-type="float">
            <text:p>-0.748637</text:p>
          </table:table-cell>
          <table:table-cell office:value-type="float" office:value="1.67786" calcext:value-type="float">
            <text:p>1.67786</text:p>
          </table:table-cell>
          <table:table-cell office:value-type="float" office:value="-0.252333" calcext:value-type="float">
            <text:p>-0.252333</text:p>
          </table:table-cell>
          <table:table-cell office:value-type="float" office:value="0.536748" calcext:value-type="float">
            <text:p>0.536748</text:p>
          </table:table-cell>
          <table:table-cell office:value-type="float" office:value="-1.10996" calcext:value-type="float">
            <text:p>-1.10996</text:p>
          </table:table-cell>
          <table:table-cell office:value-type="string" calcext:value-type="string">
            <text:p><text:s/></text:p>
          </table:table-cell>
          <table:table-cell office:value-type="float" office:value="0.308625" calcext:value-type="float">
            <text:p>0.308625</text:p>
          </table:table-cell>
          <table:table-cell office:value-type="float" office:value="-0.295624" calcext:value-type="float">
            <text:p>-0.295624</text:p>
          </table:table-cell>
          <table:table-cell office:value-type="float" office:value="0.849887" calcext:value-type="float">
            <text:p>0.849887</text:p>
          </table:table-cell>
          <table:table-cell office:value-type="string" calcext:value-type="string">
            <text:p><text:s/></text:p>
          </table:table-cell>
          <table:table-cell office:value-type="float" office:value="-1.55768" calcext:value-type="float">
            <text:p>-1.55768</text:p>
          </table:table-cell>
          <table:table-cell table:style-name="ce1" office:value-type="float" office:value="-0.789907" calcext:value-type="float">
            <text:p>-7.90E-01</text:p>
          </table:table-cell>
          <table:table-cell office:value-type="float" office:value="-1.58831" calcext:value-type="float">
            <text:p>-1.5883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03298" calcext:value-type="float">
            <text:p>0.703298</text:p>
          </table:table-cell>
          <table:table-cell office:value-type="float" office:value="-0.868045" calcext:value-type="float">
            <text:p>-0.868045</text:p>
          </table:table-cell>
          <table:table-cell office:value-type="float" office:value="-0.743396" calcext:value-type="float">
            <text:p>-0.743396</text:p>
          </table:table-cell>
          <table:table-cell office:value-type="float" office:value="1.69389" calcext:value-type="float">
            <text:p>1.69389</text:p>
          </table:table-cell>
          <table:table-cell office:value-type="float" office:value="-0.29416" calcext:value-type="float">
            <text:p>-0.29416</text:p>
          </table:table-cell>
          <table:table-cell office:value-type="float" office:value="0.535485" calcext:value-type="float">
            <text:p>0.535485</text:p>
          </table:table-cell>
          <table:table-cell office:value-type="float" office:value="-1.18241" calcext:value-type="float">
            <text:p>-1.18241</text:p>
          </table:table-cell>
          <table:table-cell office:value-type="string" calcext:value-type="string">
            <text:p><text:s/></text:p>
          </table:table-cell>
          <table:table-cell office:value-type="float" office:value="0.306094" calcext:value-type="float">
            <text:p>0.306094</text:p>
          </table:table-cell>
          <table:table-cell office:value-type="float" office:value="-0.295105" calcext:value-type="float">
            <text:p>-0.295105</text:p>
          </table:table-cell>
          <table:table-cell office:value-type="float" office:value="0.844281" calcext:value-type="float">
            <text:p>0.844281</text:p>
          </table:table-cell>
          <table:table-cell office:value-type="string" calcext:value-type="string">
            <text:p><text:s/></text:p>
          </table:table-cell>
          <table:table-cell office:value-type="float" office:value="-1.55492" calcext:value-type="float">
            <text:p>-1.55492</text:p>
          </table:table-cell>
          <table:table-cell table:style-name="ce1" office:value-type="float" office:value="-0.889863" calcext:value-type="float">
            <text:p>-8.90E-01</text:p>
          </table:table-cell>
          <table:table-cell office:value-type="float" office:value="-1.59003" calcext:value-type="float">
            <text:p>-1.5900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13242" calcext:value-type="float">
            <text:p>0.713242</text:p>
          </table:table-cell>
          <table:table-cell office:value-type="float" office:value="-0.889889" calcext:value-type="float">
            <text:p>-0.889889</text:p>
          </table:table-cell>
          <table:table-cell office:value-type="float" office:value="-0.739075" calcext:value-type="float">
            <text:p>-0.739075</text:p>
          </table:table-cell>
          <table:table-cell office:value-type="float" office:value="1.70909" calcext:value-type="float">
            <text:p>1.70909</text:p>
          </table:table-cell>
          <table:table-cell office:value-type="float" office:value="-0.336024" calcext:value-type="float">
            <text:p>-0.336024</text:p>
          </table:table-cell>
          <table:table-cell office:value-type="float" office:value="0.535432" calcext:value-type="float">
            <text:p>0.535432</text:p>
          </table:table-cell>
          <table:table-cell office:value-type="float" office:value="-1.25548" calcext:value-type="float">
            <text:p>-1.25548</text:p>
          </table:table-cell>
          <table:table-cell office:value-type="string" calcext:value-type="string">
            <text:p><text:s/></text:p>
          </table:table-cell>
          <table:table-cell office:value-type="float" office:value="0.303577" calcext:value-type="float">
            <text:p>0.303577</text:p>
          </table:table-cell>
          <table:table-cell office:value-type="float" office:value="-0.295103" calcext:value-type="float">
            <text:p>-0.295103</text:p>
          </table:table-cell>
          <table:table-cell office:value-type="float" office:value="0.838667" calcext:value-type="float">
            <text:p>0.838667</text:p>
          </table:table-cell>
          <table:table-cell office:value-type="string" calcext:value-type="string">
            <text:p><text:s/></text:p>
          </table:table-cell>
          <table:table-cell office:value-type="float" office:value="-1.5515" calcext:value-type="float">
            <text:p>-1.5515</text:p>
          </table:table-cell>
          <table:table-cell table:style-name="ce1" office:value-type="float" office:value="-0.989815" calcext:value-type="float">
            <text:p>-9.90E-01</text:p>
          </table:table-cell>
          <table:table-cell office:value-type="float" office:value="-1.59257" calcext:value-type="float">
            <text:p>-1.5925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73218" calcext:value-type="float">
            <text:p>0.673218</text:p>
          </table:table-cell>
          <table:table-cell office:value-type="float" office:value="-0.854329" calcext:value-type="float">
            <text:p>-0.854329</text:p>
          </table:table-cell>
          <table:table-cell office:value-type="float" office:value="-0.684314" calcext:value-type="float">
            <text:p>-0.684314</text:p>
          </table:table-cell>
          <table:table-cell office:value-type="float" office:value="1.71863" calcext:value-type="float">
            <text:p>1.71863</text:p>
          </table:table-cell>
          <table:table-cell office:value-type="float" office:value="-0.329747" calcext:value-type="float">
            <text:p>-0.329747</text:p>
          </table:table-cell>
          <table:table-cell office:value-type="float" office:value="0.529073" calcext:value-type="float">
            <text:p>0.529073</text:p>
          </table:table-cell>
          <table:table-cell office:value-type="float" office:value="-1.21399" calcext:value-type="float">
            <text:p>-1.21399</text:p>
          </table:table-cell>
          <table:table-cell office:value-type="string" calcext:value-type="string">
            <text:p><text:s/></text:p>
          </table:table-cell>
          <table:table-cell office:value-type="float" office:value="0.304764" calcext:value-type="float">
            <text:p>0.304764</text:p>
          </table:table-cell>
          <table:table-cell office:value-type="float" office:value="-0.264208" calcext:value-type="float">
            <text:p>-0.264208</text:p>
          </table:table-cell>
          <table:table-cell office:value-type="float" office:value="0.850286" calcext:value-type="float">
            <text:p>0.850286</text:p>
          </table:table-cell>
          <table:table-cell office:value-type="string" calcext:value-type="string">
            <text:p><text:s/></text:p>
          </table:table-cell>
          <table:table-cell office:value-type="float" office:value="-1.54745" calcext:value-type="float">
            <text:p>-1.54745</text:p>
          </table:table-cell>
          <table:table-cell table:style-name="ce1" office:value-type="float" office:value="-0.999343" calcext:value-type="float">
            <text:p>-9.99E-01</text:p>
          </table:table-cell>
          <table:table-cell office:value-type="float" office:value="-1.59625" calcext:value-type="float">
            <text:p>-1.5962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26225" calcext:value-type="float">
            <text:p>0.626225</text:p>
          </table:table-cell>
          <table:table-cell office:value-type="float" office:value="-0.811463" calcext:value-type="float">
            <text:p>-0.811463</text:p>
          </table:table-cell>
          <table:table-cell office:value-type="float" office:value="-0.618219" calcext:value-type="float">
            <text:p>-0.618219</text:p>
          </table:table-cell>
          <table:table-cell office:value-type="float" office:value="1.71794" calcext:value-type="float">
            <text:p>1.71794</text:p>
          </table:table-cell>
          <table:table-cell office:value-type="float" office:value="-0.319249" calcext:value-type="float">
            <text:p>-0.319249</text:p>
          </table:table-cell>
          <table:table-cell office:value-type="float" office:value="0.528374" calcext:value-type="float">
            <text:p>0.528374</text:p>
          </table:table-cell>
          <table:table-cell office:value-type="float" office:value="-1.15804" calcext:value-type="float">
            <text:p>-1.15804</text:p>
          </table:table-cell>
          <table:table-cell office:value-type="string" calcext:value-type="string">
            <text:p><text:s/></text:p>
          </table:table-cell>
          <table:table-cell office:value-type="float" office:value="0.306444" calcext:value-type="float">
            <text:p>0.306444</text:p>
          </table:table-cell>
          <table:table-cell office:value-type="float" office:value="-0.229333" calcext:value-type="float">
            <text:p>-0.229333</text:p>
          </table:table-cell>
          <table:table-cell office:value-type="float" office:value="0.865478" calcext:value-type="float">
            <text:p>0.865478</text:p>
          </table:table-cell>
          <table:table-cell office:value-type="string" calcext:value-type="string">
            <text:p><text:s/></text:p>
          </table:table-cell>
          <table:table-cell office:value-type="float" office:value="-1.54242" calcext:value-type="float">
            <text:p>-1.54242</text:p>
          </table:table-cell>
          <table:table-cell table:style-name="ce1" office:value-type="float" office:value="-0.998952" calcext:value-type="float">
            <text:p>-9.99E-01</text:p>
          </table:table-cell>
          <table:table-cell office:value-type="float" office:value="-1.60071" calcext:value-type="float">
            <text:p>-1.6007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7932" calcext:value-type="float">
            <text:p>0.57932</text:p>
          </table:table-cell>
          <table:table-cell office:value-type="float" office:value="-0.769514" calcext:value-type="float">
            <text:p>-0.769514</text:p>
          </table:table-cell>
          <table:table-cell office:value-type="float" office:value="-0.548827" calcext:value-type="float">
            <text:p>-0.548827</text:p>
          </table:table-cell>
          <table:table-cell office:value-type="float" office:value="1.70737" calcext:value-type="float">
            <text:p>1.70737</text:p>
          </table:table-cell>
          <table:table-cell office:value-type="float" office:value="-0.311294" calcext:value-type="float">
            <text:p>-0.311294</text:p>
          </table:table-cell>
          <table:table-cell office:value-type="float" office:value="0.534058" calcext:value-type="float">
            <text:p>0.534058</text:p>
          </table:table-cell>
          <table:table-cell office:value-type="float" office:value="-1.10208" calcext:value-type="float">
            <text:p>-1.10208</text:p>
          </table:table-cell>
          <table:table-cell office:value-type="string" calcext:value-type="string">
            <text:p><text:s/></text:p>
          </table:table-cell>
          <table:table-cell office:value-type="float" office:value="0.308071" calcext:value-type="float">
            <text:p>0.308071</text:p>
          </table:table-cell>
          <table:table-cell office:value-type="float" office:value="-0.194932" calcext:value-type="float">
            <text:p>-0.194932</text:p>
          </table:table-cell>
          <table:table-cell office:value-type="float" office:value="0.881849" calcext:value-type="float">
            <text:p>0.881849</text:p>
          </table:table-cell>
          <table:table-cell office:value-type="string" calcext:value-type="string">
            <text:p><text:s/></text:p>
          </table:table-cell>
          <table:table-cell office:value-type="float" office:value="-1.53732" calcext:value-type="float">
            <text:p>-1.53732</text:p>
          </table:table-cell>
          <table:table-cell table:style-name="ce1" office:value-type="float" office:value="-0.998773" calcext:value-type="float">
            <text:p>-9.99E-01</text:p>
          </table:table-cell>
          <table:table-cell office:value-type="float" office:value="-1.60506" calcext:value-type="float">
            <text:p>-1.6050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31734" calcext:value-type="float">
            <text:p>0.531734</text:p>
          </table:table-cell>
          <table:table-cell office:value-type="float" office:value="-0.729608" calcext:value-type="float">
            <text:p>-0.729608</text:p>
          </table:table-cell>
          <table:table-cell office:value-type="float" office:value="-0.476661" calcext:value-type="float">
            <text:p>-0.476661</text:p>
          </table:table-cell>
          <table:table-cell office:value-type="float" office:value="1.69044" calcext:value-type="float">
            <text:p>1.69044</text:p>
          </table:table-cell>
          <table:table-cell office:value-type="float" office:value="-0.306755" calcext:value-type="float">
            <text:p>-0.306755</text:p>
          </table:table-cell>
          <table:table-cell office:value-type="float" office:value="0.544034" calcext:value-type="float">
            <text:p>0.544034</text:p>
          </table:table-cell>
          <table:table-cell office:value-type="float" office:value="-1.04568" calcext:value-type="float">
            <text:p>-1.04568</text:p>
          </table:table-cell>
          <table:table-cell office:value-type="string" calcext:value-type="string">
            <text:p><text:s/></text:p>
          </table:table-cell>
          <table:table-cell office:value-type="float" office:value="0.309604" calcext:value-type="float">
            <text:p>0.309604</text:p>
          </table:table-cell>
          <table:table-cell office:value-type="float" office:value="-0.160695" calcext:value-type="float">
            <text:p>-0.160695</text:p>
          </table:table-cell>
          <table:table-cell office:value-type="float" office:value="0.898161" calcext:value-type="float">
            <text:p>0.898161</text:p>
          </table:table-cell>
          <table:table-cell office:value-type="string" calcext:value-type="string">
            <text:p><text:s/></text:p>
          </table:table-cell>
          <table:table-cell office:value-type="float" office:value="-1.53225" calcext:value-type="float">
            <text:p>-1.53225</text:p>
          </table:table-cell>
          <table:table-cell table:style-name="ce1" office:value-type="float" office:value="-0.998592" calcext:value-type="float">
            <text:p>-9.99E-01</text:p>
          </table:table-cell>
          <table:table-cell office:value-type="float" office:value="-1.60933" calcext:value-type="float">
            <text:p>-1.6093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38" calcext:value-type="float">
            <text:p>0.4838</text:p>
          </table:table-cell>
          <table:table-cell office:value-type="float" office:value="-0.691473" calcext:value-type="float">
            <text:p>-0.691473</text:p>
          </table:table-cell>
          <table:table-cell office:value-type="float" office:value="-0.402129" calcext:value-type="float">
            <text:p>-0.402129</text:p>
          </table:table-cell>
          <table:table-cell office:value-type="float" office:value="1.66728" calcext:value-type="float">
            <text:p>1.66728</text:p>
          </table:table-cell>
          <table:table-cell office:value-type="float" office:value="-0.306105" calcext:value-type="float">
            <text:p>-0.306105</text:p>
          </table:table-cell>
          <table:table-cell office:value-type="float" office:value="0.558204" calcext:value-type="float">
            <text:p>0.558204</text:p>
          </table:table-cell>
          <table:table-cell office:value-type="float" office:value="-0.988669" calcext:value-type="float">
            <text:p>-0.988669</text:p>
          </table:table-cell>
          <table:table-cell office:value-type="string" calcext:value-type="string">
            <text:p><text:s/></text:p>
          </table:table-cell>
          <table:table-cell office:value-type="float" office:value="0.311024" calcext:value-type="float">
            <text:p>0.311024</text:p>
          </table:table-cell>
          <table:table-cell office:value-type="float" office:value="-0.126489" calcext:value-type="float">
            <text:p>-0.126489</text:p>
          </table:table-cell>
          <table:table-cell office:value-type="float" office:value="0.914449" calcext:value-type="float">
            <text:p>0.914449</text:p>
          </table:table-cell>
          <table:table-cell office:value-type="string" calcext:value-type="string">
            <text:p><text:s/></text:p>
          </table:table-cell>
          <table:table-cell office:value-type="float" office:value="-1.52725" calcext:value-type="float">
            <text:p>-1.52725</text:p>
          </table:table-cell>
          <table:table-cell table:style-name="ce1" office:value-type="float" office:value="-0.998372" calcext:value-type="float">
            <text:p>-9.98E-01</text:p>
          </table:table-cell>
          <table:table-cell office:value-type="float" office:value="-1.61353" calcext:value-type="float">
            <text:p>-1.6135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36089" calcext:value-type="float">
            <text:p>0.436089</text:p>
          </table:table-cell>
          <table:table-cell office:value-type="float" office:value="-0.654795" calcext:value-type="float">
            <text:p>-0.654795</text:p>
          </table:table-cell>
          <table:table-cell office:value-type="float" office:value="-0.325842" calcext:value-type="float">
            <text:p>-0.325842</text:p>
          </table:table-cell>
          <table:table-cell office:value-type="float" office:value="1.63794" calcext:value-type="float">
            <text:p>1.63794</text:p>
          </table:table-cell>
          <table:table-cell office:value-type="float" office:value="-0.309735" calcext:value-type="float">
            <text:p>-0.309735</text:p>
          </table:table-cell>
          <table:table-cell office:value-type="float" office:value="0.576513" calcext:value-type="float">
            <text:p>0.576513</text:p>
          </table:table-cell>
          <table:table-cell office:value-type="float" office:value="-0.931189" calcext:value-type="float">
            <text:p>-0.931189</text:p>
          </table:table-cell>
          <table:table-cell office:value-type="string" calcext:value-type="string">
            <text:p><text:s/></text:p>
          </table:table-cell>
          <table:table-cell office:value-type="float" office:value="0.31231" calcext:value-type="float">
            <text:p>0.31231</text:p>
          </table:table-cell>
          <table:table-cell office:value-type="float" office:value="-0.0923055" calcext:value-type="float">
            <text:p>-0.0923055</text:p>
          </table:table-cell>
          <table:table-cell office:value-type="float" office:value="0.930724" calcext:value-type="float">
            <text:p>0.930724</text:p>
          </table:table-cell>
          <table:table-cell office:value-type="string" calcext:value-type="string">
            <text:p><text:s/></text:p>
          </table:table-cell>
          <table:table-cell office:value-type="float" office:value="-1.52238" calcext:value-type="float">
            <text:p>-1.52238</text:p>
          </table:table-cell>
          <table:table-cell table:style-name="ce1" office:value-type="float" office:value="-0.998113" calcext:value-type="float">
            <text:p>-9.98E-01</text:p>
          </table:table-cell>
          <table:table-cell office:value-type="float" office:value="-1.6176" calcext:value-type="float">
            <text:p>-1.617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89131" calcext:value-type="float">
            <text:p>0.389131</text:p>
          </table:table-cell>
          <table:table-cell office:value-type="float" office:value="-0.619118" calcext:value-type="float">
            <text:p>-0.619118</text:p>
          </table:table-cell>
          <table:table-cell office:value-type="float" office:value="-0.248304" calcext:value-type="float">
            <text:p>-0.248304</text:p>
          </table:table-cell>
          <table:table-cell office:value-type="float" office:value="1.60251" calcext:value-type="float">
            <text:p>1.60251</text:p>
          </table:table-cell>
          <table:table-cell office:value-type="float" office:value="-0.317928" calcext:value-type="float">
            <text:p>-0.317928</text:p>
          </table:table-cell>
          <table:table-cell office:value-type="float" office:value="0.598885" calcext:value-type="float">
            <text:p>0.598885</text:p>
          </table:table-cell>
          <table:table-cell office:value-type="float" office:value="-0.87347" calcext:value-type="float">
            <text:p>-0.87347</text:p>
          </table:table-cell>
          <table:table-cell office:value-type="string" calcext:value-type="string">
            <text:p><text:s/></text:p>
          </table:table-cell>
          <table:table-cell office:value-type="float" office:value="0.313444" calcext:value-type="float">
            <text:p>0.313444</text:p>
          </table:table-cell>
          <table:table-cell office:value-type="float" office:value="-0.0581349" calcext:value-type="float">
            <text:p>-0.0581349</text:p>
          </table:table-cell>
          <table:table-cell office:value-type="float" office:value="0.946973" calcext:value-type="float">
            <text:p>0.946973</text:p>
          </table:table-cell>
          <table:table-cell office:value-type="string" calcext:value-type="string">
            <text:p><text:s/></text:p>
          </table:table-cell>
          <table:table-cell office:value-type="float" office:value="-1.51769" calcext:value-type="float">
            <text:p>-1.51769</text:p>
          </table:table-cell>
          <table:table-cell table:style-name="ce1" office:value-type="float" office:value="-0.997809" calcext:value-type="float">
            <text:p>-9.98E-01</text:p>
          </table:table-cell>
          <table:table-cell office:value-type="float" office:value="-1.62152" calcext:value-type="float">
            <text:p>-1.6215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43364" calcext:value-type="float">
            <text:p>0.343364</text:p>
          </table:table-cell>
          <table:table-cell office:value-type="float" office:value="-0.583846" calcext:value-type="float">
            <text:p>-0.583846</text:p>
          </table:table-cell>
          <table:table-cell office:value-type="float" office:value="-0.169822" calcext:value-type="float">
            <text:p>-0.169822</text:p>
          </table:table-cell>
          <table:table-cell office:value-type="float" office:value="1.56102" calcext:value-type="float">
            <text:p>1.56102</text:p>
          </table:table-cell>
          <table:table-cell office:value-type="float" office:value="-0.33089" calcext:value-type="float">
            <text:p>-0.33089</text:p>
          </table:table-cell>
          <table:table-cell office:value-type="float" office:value="0.625287" calcext:value-type="float">
            <text:p>0.625287</text:p>
          </table:table-cell>
          <table:table-cell office:value-type="float" office:value="-0.815817" calcext:value-type="float">
            <text:p>-0.815817</text:p>
          </table:table-cell>
          <table:table-cell office:value-type="string" calcext:value-type="string">
            <text:p><text:s/></text:p>
          </table:table-cell>
          <table:table-cell office:value-type="float" office:value="0.314419" calcext:value-type="float">
            <text:p>0.314419</text:p>
          </table:table-cell>
          <table:table-cell office:value-type="float" office:value="-0.0239722" calcext:value-type="float">
            <text:p>-0.0239722</text:p>
          </table:table-cell>
          <table:table-cell office:value-type="float" office:value="0.963189" calcext:value-type="float">
            <text:p>0.963189</text:p>
          </table:table-cell>
          <table:table-cell office:value-type="string" calcext:value-type="string">
            <text:p><text:s/></text:p>
          </table:table-cell>
          <table:table-cell office:value-type="float" office:value="-1.51321" calcext:value-type="float">
            <text:p>-1.51321</text:p>
          </table:table-cell>
          <table:table-cell table:style-name="ce1" office:value-type="float" office:value="-0.997448" calcext:value-type="float">
            <text:p>-9.97E-01</text:p>
          </table:table-cell>
          <table:table-cell office:value-type="float" office:value="-1.62526" calcext:value-type="float">
            <text:p>-1.6252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99087" calcext:value-type="float">
            <text:p>0.299087</text:p>
          </table:table-cell>
          <table:table-cell office:value-type="float" office:value="-0.548276" calcext:value-type="float">
            <text:p>-0.548276</text:p>
          </table:table-cell>
          <table:table-cell office:value-type="float" office:value="-0.0904399" calcext:value-type="float">
            <text:p>-0.0904399</text:p>
          </table:table-cell>
          <table:table-cell office:value-type="float" office:value="1.51345" calcext:value-type="float">
            <text:p>1.51345</text:p>
          </table:table-cell>
          <table:table-cell office:value-type="float" office:value="-0.348826" calcext:value-type="float">
            <text:p>-0.348826</text:p>
          </table:table-cell>
          <table:table-cell office:value-type="float" office:value="0.65575" calcext:value-type="float">
            <text:p>0.65575</text:p>
          </table:table-cell>
          <table:table-cell office:value-type="float" office:value="-0.758582" calcext:value-type="float">
            <text:p>-0.758582</text:p>
          </table:table-cell>
          <table:table-cell office:value-type="string" calcext:value-type="string">
            <text:p><text:s/></text:p>
          </table:table-cell>
          <table:table-cell office:value-type="float" office:value="0.315231" calcext:value-type="float">
            <text:p>0.315231</text:p>
          </table:table-cell>
          <table:table-cell office:value-type="float" office:value="0.0101812" calcext:value-type="float">
            <text:p>0.0101812</text:p>
          </table:table-cell>
          <table:table-cell office:value-type="float" office:value="0.979366" calcext:value-type="float">
            <text:p>0.979366</text:p>
          </table:table-cell>
          <table:table-cell office:value-type="string" calcext:value-type="string">
            <text:p><text:s/></text:p>
          </table:table-cell>
          <table:table-cell office:value-type="float" office:value="-1.50898" calcext:value-type="float">
            <text:p>-1.50898</text:p>
          </table:table-cell>
          <table:table-cell table:style-name="ce1" office:value-type="float" office:value="-0.997013" calcext:value-type="float">
            <text:p>-9.97E-01</text:p>
          </table:table-cell>
          <table:table-cell office:value-type="float" office:value="-1.62882" calcext:value-type="float">
            <text:p>-1.6288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5643" calcext:value-type="float">
            <text:p>0.25643</text:p>
          </table:table-cell>
          <table:table-cell office:value-type="float" office:value="-0.51161" calcext:value-type="float">
            <text:p>-0.51161</text:p>
          </table:table-cell>
          <table:table-cell office:value-type="float" office:value="-0.00984679" calcext:value-type="float">
            <text:p>-0.00984679</text:p>
          </table:table-cell>
          <table:table-cell office:value-type="float" office:value="1.45965" calcext:value-type="float">
            <text:p>1.45965</text:p>
          </table:table-cell>
          <table:table-cell office:value-type="float" office:value="-0.372045" calcext:value-type="float">
            <text:p>-0.372045</text:p>
          </table:table-cell>
          <table:table-cell office:value-type="float" office:value="0.690394" calcext:value-type="float">
            <text:p>0.690394</text:p>
          </table:table-cell>
          <table:table-cell office:value-type="float" office:value="-0.70212" calcext:value-type="float">
            <text:p>-0.70212</text:p>
          </table:table-cell>
          <table:table-cell office:value-type="string" calcext:value-type="string">
            <text:p><text:s/></text:p>
          </table:table-cell>
          <table:table-cell office:value-type="float" office:value="0.315882" calcext:value-type="float">
            <text:p>0.315882</text:p>
          </table:table-cell>
          <table:table-cell office:value-type="float" office:value="0.0443152" calcext:value-type="float">
            <text:p>0.0443152</text:p>
          </table:table-cell>
          <table:table-cell office:value-type="float" office:value="0.995505" calcext:value-type="float">
            <text:p>0.995505</text:p>
          </table:table-cell>
          <table:table-cell office:value-type="string" calcext:value-type="string">
            <text:p><text:s/></text:p>
          </table:table-cell>
          <table:table-cell office:value-type="float" office:value="-1.50498" calcext:value-type="float">
            <text:p>-1.50498</text:p>
          </table:table-cell>
          <table:table-cell table:style-name="ce1" office:value-type="float" office:value="-0.996481" calcext:value-type="float">
            <text:p>-9.96E-01</text:p>
          </table:table-cell>
          <table:table-cell office:value-type="float" office:value="-1.6322" calcext:value-type="float">
            <text:p>-1.632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55451" calcext:value-type="float">
            <text:p>0.255451</text:p>
          </table:table-cell>
          <table:table-cell office:value-type="float" office:value="-0.504779" calcext:value-type="float">
            <text:p>-0.504779</text:p>
          </table:table-cell>
          <table:table-cell office:value-type="float" office:value="-0.00389179" calcext:value-type="float">
            <text:p>-0.00389179</text:p>
          </table:table-cell>
          <table:table-cell office:value-type="float" office:value="1.44691" calcext:value-type="float">
            <text:p>1.44691</text:p>
          </table:table-cell>
          <table:table-cell office:value-type="float" office:value="-0.373659" calcext:value-type="float">
            <text:p>-0.373659</text:p>
          </table:table-cell>
          <table:table-cell office:value-type="float" office:value="0.698743" calcext:value-type="float">
            <text:p>0.698743</text:p>
          </table:table-cell>
          <table:table-cell office:value-type="float" office:value="-0.701771" calcext:value-type="float">
            <text:p>-0.701771</text:p>
          </table:table-cell>
          <table:table-cell office:value-type="string" calcext:value-type="string">
            <text:p><text:s/></text:p>
          </table:table-cell>
          <table:table-cell office:value-type="float" office:value="0.316109" calcext:value-type="float">
            <text:p>0.316109</text:p>
          </table:table-cell>
          <table:table-cell office:value-type="float" office:value="0.0473441" calcext:value-type="float">
            <text:p>0.0473441</text:p>
          </table:table-cell>
          <table:table-cell office:value-type="float" office:value="0.999239" calcext:value-type="float">
            <text:p>0.999239</text:p>
          </table:table-cell>
          <table:table-cell office:value-type="string" calcext:value-type="string">
            <text:p><text:s/></text:p>
          </table:table-cell>
          <table:table-cell office:value-type="float" office:value="-1.50208" calcext:value-type="float">
            <text:p>-1.50208</text:p>
          </table:table-cell>
          <table:table-cell table:style-name="ce1" office:value-type="float" office:value="-0.998895" calcext:value-type="float">
            <text:p>-9.99E-01</text:p>
          </table:table-cell>
          <table:table-cell office:value-type="float" office:value="-1.63471" calcext:value-type="float">
            <text:p>-1.6347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7534" calcext:value-type="float">
            <text:p>0.257534</text:p>
          </table:table-cell>
          <table:table-cell office:value-type="float" office:value="-0.503504" calcext:value-type="float">
            <text:p>-0.503504</text:p>
          </table:table-cell>
          <table:table-cell office:value-type="float" office:value="-0.00573667" calcext:value-type="float">
            <text:p>-0.00573667</text:p>
          </table:table-cell>
          <table:table-cell office:value-type="float" office:value="1.44418" calcext:value-type="float">
            <text:p>1.44418</text:p>
          </table:table-cell>
          <table:table-cell office:value-type="float" office:value="-0.372086" calcext:value-type="float">
            <text:p>-0.372086</text:p>
          </table:table-cell>
          <table:table-cell office:value-type="float" office:value="0.701102" calcext:value-type="float">
            <text:p>0.701102</text:p>
          </table:table-cell>
          <table:table-cell office:value-type="float" office:value="-0.704215" calcext:value-type="float">
            <text:p>-0.704215</text:p>
          </table:table-cell>
          <table:table-cell office:value-type="string" calcext:value-type="string">
            <text:p><text:s/></text:p>
          </table:table-cell>
          <table:table-cell office:value-type="float" office:value="0.316305" calcext:value-type="float">
            <text:p>0.316305</text:p>
          </table:table-cell>
          <table:table-cell office:value-type="float" office:value="0.0469598" calcext:value-type="float">
            <text:p>0.0469598</text:p>
          </table:table-cell>
          <table:table-cell office:value-type="float" office:value="0.999925" calcext:value-type="float">
            <text:p>0.999925</text:p>
          </table:table-cell>
          <table:table-cell office:value-type="string" calcext:value-type="string">
            <text:p><text:s/></text:p>
          </table:table-cell>
          <table:table-cell office:value-type="float" office:value="-1.49922" calcext:value-type="float">
            <text:p>-1.49922</text:p>
          </table:table-cell>
          <table:table-cell table:style-name="ce1" office:value-type="float" office:value="-0.998848" calcext:value-type="float">
            <text:p>-9.99E-01</text:p>
          </table:table-cell>
          <table:table-cell office:value-type="float" office:value="-1.63719" calcext:value-type="float">
            <text:p>-1.6371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5972" calcext:value-type="float">
            <text:p>0.25972</text:p>
          </table:table-cell>
          <table:table-cell office:value-type="float" office:value="-0.502136" calcext:value-type="float">
            <text:p>-0.502136</text:p>
          </table:table-cell>
          <table:table-cell office:value-type="float" office:value="-0.00768896" calcext:value-type="float">
            <text:p>-0.00768896</text:p>
          </table:table-cell>
          <table:table-cell office:value-type="float" office:value="1.44125" calcext:value-type="float">
            <text:p>1.44125</text:p>
          </table:table-cell>
          <table:table-cell office:value-type="float" office:value="-0.370404" calcext:value-type="float">
            <text:p>-0.370404</text:p>
          </table:table-cell>
          <table:table-cell office:value-type="float" office:value="0.703632" calcext:value-type="float">
            <text:p>0.703632</text:p>
          </table:table-cell>
          <table:table-cell office:value-type="float" office:value="-0.706767" calcext:value-type="float">
            <text:p>-0.706767</text:p>
          </table:table-cell>
          <table:table-cell office:value-type="string" calcext:value-type="string">
            <text:p><text:s/></text:p>
          </table:table-cell>
          <table:table-cell office:value-type="float" office:value="0.316518" calcext:value-type="float">
            <text:p>0.316518</text:p>
          </table:table-cell>
          <table:table-cell office:value-type="float" office:value="0.0465515" calcext:value-type="float">
            <text:p>0.0465515</text:p>
          </table:table-cell>
          <table:table-cell office:value-type="float" office:value="1.00065" calcext:value-type="float">
            <text:p>1.00065</text:p>
          </table:table-cell>
          <table:table-cell office:value-type="string" calcext:value-type="string">
            <text:p><text:s/></text:p>
          </table:table-cell>
          <table:table-cell office:value-type="float" office:value="-1.49615" calcext:value-type="float">
            <text:p>-1.49615</text:p>
          </table:table-cell>
          <table:table-cell table:style-name="ce1" office:value-type="float" office:value="-0.998752" calcext:value-type="float">
            <text:p>-9.99E-01</text:p>
          </table:table-cell>
          <table:table-cell office:value-type="float" office:value="-1.63986" calcext:value-type="float">
            <text:p>-1.6398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62034" calcext:value-type="float">
            <text:p>0.262034</text:p>
          </table:table-cell>
          <table:table-cell office:value-type="float" office:value="-0.500641" calcext:value-type="float">
            <text:p>-0.500641</text:p>
          </table:table-cell>
          <table:table-cell office:value-type="float" office:value="-0.00975539" calcext:value-type="float">
            <text:p>-0.00975539</text:p>
          </table:table-cell>
          <table:table-cell office:value-type="float" office:value="1.43807" calcext:value-type="float">
            <text:p>1.43807</text:p>
          </table:table-cell>
          <table:table-cell office:value-type="float" office:value="-0.368609" calcext:value-type="float">
            <text:p>-0.368609</text:p>
          </table:table-cell>
          <table:table-cell office:value-type="float" office:value="0.706383" calcext:value-type="float">
            <text:p>0.706383</text:p>
          </table:table-cell>
          <table:table-cell office:value-type="float" office:value="-0.709478" calcext:value-type="float">
            <text:p>-0.709478</text:p>
          </table:table-cell>
          <table:table-cell office:value-type="string" calcext:value-type="string">
            <text:p><text:s/></text:p>
          </table:table-cell>
          <table:table-cell office:value-type="float" office:value="0.316751" calcext:value-type="float">
            <text:p>0.316751</text:p>
          </table:table-cell>
          <table:table-cell office:value-type="float" office:value="0.0461221" calcext:value-type="float">
            <text:p>0.0461221</text:p>
          </table:table-cell>
          <table:table-cell office:value-type="float" office:value="1.00144" calcext:value-type="float">
            <text:p>1.00144</text:p>
          </table:table-cell>
          <table:table-cell office:value-type="string" calcext:value-type="string">
            <text:p><text:s/></text:p>
          </table:table-cell>
          <table:table-cell office:value-type="float" office:value="-1.49286" calcext:value-type="float">
            <text:p>-1.49286</text:p>
          </table:table-cell>
          <table:table-cell table:style-name="ce1" office:value-type="float" office:value="-0.998643" calcext:value-type="float">
            <text:p>-9.99E-01</text:p>
          </table:table-cell>
          <table:table-cell office:value-type="float" office:value="-1.64275" calcext:value-type="float">
            <text:p>-1.6427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64493" calcext:value-type="float">
            <text:p>0.264493</text:p>
          </table:table-cell>
          <table:table-cell office:value-type="float" office:value="-0.499001" calcext:value-type="float">
            <text:p>-0.499001</text:p>
          </table:table-cell>
          <table:table-cell office:value-type="float" office:value="-0.0119547" calcext:value-type="float">
            <text:p>-0.0119547</text:p>
          </table:table-cell>
          <table:table-cell office:value-type="float" office:value="1.4346" calcext:value-type="float">
            <text:p>1.4346</text:p>
          </table:table-cell>
          <table:table-cell office:value-type="float" office:value="-0.366685" calcext:value-type="float">
            <text:p>-0.366685</text:p>
          </table:table-cell>
          <table:table-cell office:value-type="float" office:value="0.70938" calcext:value-type="float">
            <text:p>0.70938</text:p>
          </table:table-cell>
          <table:table-cell office:value-type="float" office:value="-0.712371" calcext:value-type="float">
            <text:p>-0.712371</text:p>
          </table:table-cell>
          <table:table-cell office:value-type="string" calcext:value-type="string">
            <text:p><text:s/></text:p>
          </table:table-cell>
          <table:table-cell office:value-type="float" office:value="0.317008" calcext:value-type="float">
            <text:p>0.317008</text:p>
          </table:table-cell>
          <table:table-cell office:value-type="float" office:value="0.0456679" calcext:value-type="float">
            <text:p>0.0456679</text:p>
          </table:table-cell>
          <table:table-cell office:value-type="float" office:value="1.00229" calcext:value-type="float">
            <text:p>1.00229</text:p>
          </table:table-cell>
          <table:table-cell office:value-type="string" calcext:value-type="string">
            <text:p><text:s/></text:p>
          </table:table-cell>
          <table:table-cell office:value-type="float" office:value="-1.48931" calcext:value-type="float">
            <text:p>-1.48931</text:p>
          </table:table-cell>
          <table:table-cell table:style-name="ce1" office:value-type="float" office:value="-0.998519" calcext:value-type="float">
            <text:p>-9.99E-01</text:p>
          </table:table-cell>
          <table:table-cell office:value-type="float" office:value="-1.64589" calcext:value-type="float">
            <text:p>-1.6458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6712" calcext:value-type="float">
            <text:p>0.26712</text:p>
          </table:table-cell>
          <table:table-cell office:value-type="float" office:value="-0.497199" calcext:value-type="float">
            <text:p>-0.497199</text:p>
          </table:table-cell>
          <table:table-cell office:value-type="float" office:value="-0.0143089" calcext:value-type="float">
            <text:p>-0.0143089</text:p>
          </table:table-cell>
          <table:table-cell office:value-type="float" office:value="1.43081" calcext:value-type="float">
            <text:p>1.43081</text:p>
          </table:table-cell>
          <table:table-cell office:value-type="float" office:value="-0.364611" calcext:value-type="float">
            <text:p>-0.364611</text:p>
          </table:table-cell>
          <table:table-cell office:value-type="float" office:value="0.712658" calcext:value-type="float">
            <text:p>0.712658</text:p>
          </table:table-cell>
          <table:table-cell office:value-type="float" office:value="-0.715475" calcext:value-type="float">
            <text:p>-0.715475</text:p>
          </table:table-cell>
          <table:table-cell office:value-type="string" calcext:value-type="string">
            <text:p><text:s/></text:p>
          </table:table-cell>
          <table:table-cell office:value-type="float" office:value="0.317291" calcext:value-type="float">
            <text:p>0.317291</text:p>
          </table:table-cell>
          <table:table-cell office:value-type="float" office:value="0.0451845" calcext:value-type="float">
            <text:p>0.0451845</text:p>
          </table:table-cell>
          <table:table-cell office:value-type="float" office:value="1.00322" calcext:value-type="float">
            <text:p>1.00322</text:p>
          </table:table-cell>
          <table:table-cell office:value-type="string" calcext:value-type="string">
            <text:p><text:s/></text:p>
          </table:table-cell>
          <table:table-cell office:value-type="float" office:value="-1.48546" calcext:value-type="float">
            <text:p>-1.48546</text:p>
          </table:table-cell>
          <table:table-cell table:style-name="ce1" office:value-type="float" office:value="-0.998379" calcext:value-type="float">
            <text:p>-9.98E-01</text:p>
          </table:table-cell>
          <table:table-cell office:value-type="float" office:value="-1.64931" calcext:value-type="float">
            <text:p>-1.6493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26994" calcext:value-type="float">
            <text:p>0.26994</text:p>
          </table:table-cell>
          <table:table-cell office:value-type="float" office:value="-0.495212" calcext:value-type="float">
            <text:p>-0.495212</text:p>
          </table:table-cell>
          <table:table-cell office:value-type="float" office:value="-0.0168439" calcext:value-type="float">
            <text:p>-0.0168439</text:p>
          </table:table-cell>
          <table:table-cell office:value-type="float" office:value="1.42664" calcext:value-type="float">
            <text:p>1.42664</text:p>
          </table:table-cell>
          <table:table-cell office:value-type="float" office:value="-0.362362" calcext:value-type="float">
            <text:p>-0.362362</text:p>
          </table:table-cell>
          <table:table-cell office:value-type="float" office:value="0.716253" calcext:value-type="float">
            <text:p>0.716253</text:p>
          </table:table-cell>
          <table:table-cell office:value-type="float" office:value="-0.718821" calcext:value-type="float">
            <text:p>-0.718821</text:p>
          </table:table-cell>
          <table:table-cell office:value-type="string" calcext:value-type="string">
            <text:p><text:s/></text:p>
          </table:table-cell>
          <table:table-cell office:value-type="float" office:value="0.317605" calcext:value-type="float">
            <text:p>0.317605</text:p>
          </table:table-cell>
          <table:table-cell office:value-type="float" office:value="0.0446668" calcext:value-type="float">
            <text:p>0.0446668</text:p>
          </table:table-cell>
          <table:table-cell office:value-type="float" office:value="1.00424" calcext:value-type="float">
            <text:p>1.00424</text:p>
          </table:table-cell>
          <table:table-cell office:value-type="string" calcext:value-type="string">
            <text:p><text:s/></text:p>
          </table:table-cell>
          <table:table-cell office:value-type="float" office:value="-1.48127" calcext:value-type="float">
            <text:p>-1.48127</text:p>
          </table:table-cell>
          <table:table-cell table:style-name="ce1" office:value-type="float" office:value="-0.998219" calcext:value-type="float">
            <text:p>-9.98E-01</text:p>
          </table:table-cell>
          <table:table-cell office:value-type="float" office:value="-1.65305" calcext:value-type="float">
            <text:p>-1.6530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72983" calcext:value-type="float">
            <text:p>0.272983</text:p>
          </table:table-cell>
          <table:table-cell office:value-type="float" office:value="-0.493012" calcext:value-type="float">
            <text:p>-0.493012</text:p>
          </table:table-cell>
          <table:table-cell office:value-type="float" office:value="-0.0195901" calcext:value-type="float">
            <text:p>-0.0195901</text:p>
          </table:table-cell>
          <table:table-cell office:value-type="float" office:value="1.42205" calcext:value-type="float">
            <text:p>1.42205</text:p>
          </table:table-cell>
          <table:table-cell office:value-type="float" office:value="-0.35991" calcext:value-type="float">
            <text:p>-0.35991</text:p>
          </table:table-cell>
          <table:table-cell office:value-type="float" office:value="0.720211" calcext:value-type="float">
            <text:p>0.720211</text:p>
          </table:table-cell>
          <table:table-cell office:value-type="float" office:value="-0.722447" calcext:value-type="float">
            <text:p>-0.722447</text:p>
          </table:table-cell>
          <table:table-cell office:value-type="string" calcext:value-type="string">
            <text:p><text:s/></text:p>
          </table:table-cell>
          <table:table-cell office:value-type="float" office:value="0.317953" calcext:value-type="float">
            <text:p>0.317953</text:p>
          </table:table-cell>
          <table:table-cell office:value-type="float" office:value="0.0441087" calcext:value-type="float">
            <text:p>0.0441087</text:p>
          </table:table-cell>
          <table:table-cell office:value-type="float" office:value="1.00536" calcext:value-type="float">
            <text:p>1.00536</text:p>
          </table:table-cell>
          <table:table-cell office:value-type="string" calcext:value-type="string">
            <text:p><text:s/></text:p>
          </table:table-cell>
          <table:table-cell office:value-type="float" office:value="-1.47669" calcext:value-type="float">
            <text:p>-1.47669</text:p>
          </table:table-cell>
          <table:table-cell table:style-name="ce1" office:value-type="float" office:value="-0.998034" calcext:value-type="float">
            <text:p>-9.98E-01</text:p>
          </table:table-cell>
          <table:table-cell office:value-type="float" office:value="-1.65716" calcext:value-type="float">
            <text:p>-1.6571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276285" calcext:value-type="float">
            <text:p>0.276285</text:p>
          </table:table-cell>
          <table:table-cell office:value-type="float" office:value="-0.490566" calcext:value-type="float">
            <text:p>-0.490566</text:p>
          </table:table-cell>
          <table:table-cell office:value-type="float" office:value="-0.0225844" calcext:value-type="float">
            <text:p>-0.0225844</text:p>
          </table:table-cell>
          <table:table-cell office:value-type="float" office:value="1.41696" calcext:value-type="float">
            <text:p>1.41696</text:p>
          </table:table-cell>
          <table:table-cell office:value-type="float" office:value="-0.35722" calcext:value-type="float">
            <text:p>-0.35722</text:p>
          </table:table-cell>
          <table:table-cell office:value-type="float" office:value="0.724589" calcext:value-type="float">
            <text:p>0.724589</text:p>
          </table:table-cell>
          <table:table-cell office:value-type="float" office:value="-0.7264" calcext:value-type="float">
            <text:p>-0.7264</text:p>
          </table:table-cell>
          <table:table-cell office:value-type="string" calcext:value-type="string">
            <text:p><text:s/></text:p>
          </table:table-cell>
          <table:table-cell office:value-type="float" office:value="0.318341" calcext:value-type="float">
            <text:p>0.318341</text:p>
          </table:table-cell>
          <table:table-cell office:value-type="float" office:value="0.043503" calcext:value-type="float">
            <text:p>0.043503</text:p>
          </table:table-cell>
          <table:table-cell office:value-type="float" office:value="1.00659" calcext:value-type="float">
            <text:p>1.00659</text:p>
          </table:table-cell>
          <table:table-cell office:value-type="string" calcext:value-type="string">
            <text:p><text:s/></text:p>
          </table:table-cell>
          <table:table-cell office:value-type="float" office:value="-1.47165" calcext:value-type="float">
            <text:p>-1.47165</text:p>
          </table:table-cell>
          <table:table-cell table:style-name="ce1" office:value-type="float" office:value="-0.99782" calcext:value-type="float">
            <text:p>-9.98E-01</text:p>
          </table:table-cell>
          <table:table-cell office:value-type="float" office:value="-1.6617" calcext:value-type="float">
            <text:p>-1.661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79887" calcext:value-type="float">
            <text:p>0.279887</text:p>
          </table:table-cell>
          <table:table-cell office:value-type="float" office:value="-0.487834" calcext:value-type="float">
            <text:p>-0.487834</text:p>
          </table:table-cell>
          <table:table-cell office:value-type="float" office:value="-0.0258711" calcext:value-type="float">
            <text:p>-0.0258711</text:p>
          </table:table-cell>
          <table:table-cell office:value-type="float" office:value="1.41129" calcext:value-type="float">
            <text:p>1.41129</text:p>
          </table:table-cell>
          <table:table-cell office:value-type="float" office:value="-0.354251" calcext:value-type="float">
            <text:p>-0.354251</text:p>
          </table:table-cell>
          <table:table-cell office:value-type="float" office:value="0.729454" calcext:value-type="float">
            <text:p>0.729454</text:p>
          </table:table-cell>
          <table:table-cell office:value-type="float" office:value="-0.730734" calcext:value-type="float">
            <text:p>-0.730734</text:p>
          </table:table-cell>
          <table:table-cell office:value-type="string" calcext:value-type="string">
            <text:p><text:s/></text:p>
          </table:table-cell>
          <table:table-cell office:value-type="float" office:value="0.318777" calcext:value-type="float">
            <text:p>0.318777</text:p>
          </table:table-cell>
          <table:table-cell office:value-type="float" office:value="0.0428411" calcext:value-type="float">
            <text:p>0.0428411</text:p>
          </table:table-cell>
          <table:table-cell office:value-type="float" office:value="1.00795" calcext:value-type="float">
            <text:p>1.00795</text:p>
          </table:table-cell>
          <table:table-cell office:value-type="string" calcext:value-type="string">
            <text:p><text:s/></text:p>
          </table:table-cell>
          <table:table-cell office:value-type="float" office:value="-1.46609" calcext:value-type="float">
            <text:p>-1.46609</text:p>
          </table:table-cell>
          <table:table-cell table:style-name="ce1" office:value-type="float" office:value="-0.99757" calcext:value-type="float">
            <text:p>-9.98E-01</text:p>
          </table:table-cell>
          <table:table-cell office:value-type="float" office:value="-1.66672" calcext:value-type="float">
            <text:p>-1.6667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41592" calcext:value-type="float">
            <text:p>0.341592</text:p>
          </table:table-cell>
          <table:table-cell office:value-type="float" office:value="-0.512584" calcext:value-type="float">
            <text:p>-0.512584</text:p>
          </table:table-cell>
          <table:table-cell office:value-type="float" office:value="-0.109658" calcext:value-type="float">
            <text:p>-0.109658</text:p>
          </table:table-cell>
          <table:table-cell office:value-type="float" office:value="1.43689" calcext:value-type="float">
            <text:p>1.43689</text:p>
          </table:table-cell>
          <table:table-cell office:value-type="float" office:value="-0.343161" calcext:value-type="float">
            <text:p>-0.343161</text:p>
          </table:table-cell>
          <table:table-cell office:value-type="float" office:value="0.718794" calcext:value-type="float">
            <text:p>0.718794</text:p>
          </table:table-cell>
          <table:table-cell office:value-type="float" office:value="-0.8678" calcext:value-type="float">
            <text:p>-0.8678</text:p>
          </table:table-cell>
          <table:table-cell office:value-type="string" calcext:value-type="string">
            <text:p><text:s/></text:p>
          </table:table-cell>
          <table:table-cell office:value-type="float" office:value="0.31857" calcext:value-type="float">
            <text:p>0.31857</text:p>
          </table:table-cell>
          <table:table-cell office:value-type="float" office:value="0.0111596" calcext:value-type="float">
            <text:p>0.0111596</text:p>
          </table:table-cell>
          <table:table-cell office:value-type="float" office:value="1.00035" calcext:value-type="float">
            <text:p>1.00035</text:p>
          </table:table-cell>
          <table:table-cell office:value-type="string" calcext:value-type="string">
            <text:p><text:s/></text:p>
          </table:table-cell>
          <table:table-cell office:value-type="float" office:value="-1.43954" calcext:value-type="float">
            <text:p>-1.43954</text:p>
          </table:table-cell>
          <table:table-cell table:style-name="ce1" office:value-type="float" office:value="-1.0851" calcext:value-type="float">
            <text:p>-1.09E+00</text:p>
          </table:table-cell>
          <table:table-cell office:value-type="float" office:value="-1.6909" calcext:value-type="float">
            <text:p>-1.69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11459" calcext:value-type="float">
            <text:p>0.411459</text:p>
          </table:table-cell>
          <table:table-cell office:value-type="float" office:value="-0.53566" calcext:value-type="float">
            <text:p>-0.53566</text:p>
          </table:table-cell>
          <table:table-cell office:value-type="float" office:value="-0.200782" calcext:value-type="float">
            <text:p>-0.200782</text:p>
          </table:table-cell>
          <table:table-cell office:value-type="float" office:value="1.44883" calcext:value-type="float">
            <text:p>1.44883</text:p>
          </table:table-cell>
          <table:table-cell office:value-type="float" office:value="-0.337403" calcext:value-type="float">
            <text:p>-0.337403</text:p>
          </table:table-cell>
          <table:table-cell office:value-type="float" office:value="0.716225" calcext:value-type="float">
            <text:p>0.716225</text:p>
          </table:table-cell>
          <table:table-cell office:value-type="float" office:value="-1.02101" calcext:value-type="float">
            <text:p>-1.02101</text:p>
          </table:table-cell>
          <table:table-cell office:value-type="string" calcext:value-type="string">
            <text:p><text:s/></text:p>
          </table:table-cell>
          <table:table-cell office:value-type="float" office:value="0.318629" calcext:value-type="float">
            <text:p>0.318629</text:p>
          </table:table-cell>
          <table:table-cell office:value-type="float" office:value="-0.0245277" calcext:value-type="float">
            <text:p>-0.0245277</text:p>
          </table:table-cell>
          <table:table-cell office:value-type="float" office:value="0.99542" calcext:value-type="float">
            <text:p>0.99542</text:p>
          </table:table-cell>
          <table:table-cell office:value-type="string" calcext:value-type="string">
            <text:p><text:s/></text:p>
          </table:table-cell>
          <table:table-cell office:value-type="float" office:value="-1.39924" calcext:value-type="float">
            <text:p>-1.39924</text:p>
          </table:table-cell>
          <table:table-cell table:style-name="ce1" office:value-type="float" office:value="-1.18401" calcext:value-type="float">
            <text:p>-1.18E+00</text:p>
          </table:table-cell>
          <table:table-cell office:value-type="float" office:value="-1.73012" calcext:value-type="float">
            <text:p>-1.7301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80149" calcext:value-type="float">
            <text:p>0.480149</text:p>
          </table:table-cell>
          <table:table-cell office:value-type="float" office:value="-0.557657" calcext:value-type="float">
            <text:p>-0.557657</text:p>
          </table:table-cell>
          <table:table-cell office:value-type="float" office:value="-0.287294" calcext:value-type="float">
            <text:p>-0.287294</text:p>
          </table:table-cell>
          <table:table-cell office:value-type="float" office:value="1.45191" calcext:value-type="float">
            <text:p>1.45191</text:p>
          </table:table-cell>
          <table:table-cell office:value-type="float" office:value="-0.338462" calcext:value-type="float">
            <text:p>-0.338462</text:p>
          </table:table-cell>
          <table:table-cell office:value-type="float" office:value="0.718117" calcext:value-type="float">
            <text:p>0.718117</text:p>
          </table:table-cell>
          <table:table-cell office:value-type="float" office:value="-1.17007" calcext:value-type="float">
            <text:p>-1.17007</text:p>
          </table:table-cell>
          <table:table-cell office:value-type="string" calcext:value-type="string">
            <text:p><text:s/></text:p>
          </table:table-cell>
          <table:table-cell office:value-type="float" office:value="0.318944" calcext:value-type="float">
            <text:p>0.318944</text:p>
          </table:table-cell>
          <table:table-cell office:value-type="float" office:value="-0.0598227" calcext:value-type="float">
            <text:p>-0.0598227</text:p>
          </table:table-cell>
          <table:table-cell office:value-type="float" office:value="0.991596" calcext:value-type="float">
            <text:p>0.991596</text:p>
          </table:table-cell>
          <table:table-cell office:value-type="string" calcext:value-type="string">
            <text:p><text:s/></text:p>
          </table:table-cell>
          <table:table-cell office:value-type="float" office:value="-1.33543" calcext:value-type="float">
            <text:p>-1.33543</text:p>
          </table:table-cell>
          <table:table-cell table:style-name="ce1" office:value-type="float" office:value="-1.28211" calcext:value-type="float">
            <text:p>-1.28E+00</text:p>
          </table:table-cell>
          <table:table-cell office:value-type="float" office:value="-1.79405" calcext:value-type="float">
            <text:p>-1.7940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47526" calcext:value-type="float">
            <text:p>0.547526</text:p>
          </table:table-cell>
          <table:table-cell office:value-type="float" office:value="-0.581149" calcext:value-type="float">
            <text:p>-0.581149</text:p>
          </table:table-cell>
          <table:table-cell office:value-type="float" office:value="-0.369345" calcext:value-type="float">
            <text:p>-0.369345</text:p>
          </table:table-cell>
          <table:table-cell office:value-type="float" office:value="1.4508" calcext:value-type="float">
            <text:p>1.4508</text:p>
          </table:table-cell>
          <table:table-cell office:value-type="float" office:value="-0.345715" calcext:value-type="float">
            <text:p>-0.345715</text:p>
          </table:table-cell>
          <table:table-cell office:value-type="float" office:value="0.721657" calcext:value-type="float">
            <text:p>0.721657</text:p>
          </table:table-cell>
          <table:table-cell office:value-type="float" office:value="-1.31496" calcext:value-type="float">
            <text:p>-1.31496</text:p>
          </table:table-cell>
          <table:table-cell office:value-type="string" calcext:value-type="string">
            <text:p><text:s/></text:p>
          </table:table-cell>
          <table:table-cell office:value-type="float" office:value="0.319363" calcext:value-type="float">
            <text:p>0.319363</text:p>
          </table:table-cell>
          <table:table-cell office:value-type="float" office:value="-0.094968" calcext:value-type="float">
            <text:p>-0.094968</text:p>
          </table:table-cell>
          <table:table-cell office:value-type="float" office:value="0.987471" calcext:value-type="float">
            <text:p>0.987471</text:p>
          </table:table-cell>
          <table:table-cell office:value-type="string" calcext:value-type="string">
            <text:p><text:s/></text:p>
          </table:table-cell>
          <table:table-cell office:value-type="float" office:value="-1.21167" calcext:value-type="float">
            <text:p>-1.21167</text:p>
          </table:table-cell>
          <table:table-cell table:style-name="ce1" office:value-type="float" office:value="-1.37787" calcext:value-type="float">
            <text:p>-1.38E+00</text:p>
          </table:table-cell>
          <table:table-cell office:value-type="float" office:value="-1.91864" calcext:value-type="float">
            <text:p>-1.9186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14399" calcext:value-type="float">
            <text:p>0.614399</text:p>
          </table:table-cell>
          <table:table-cell office:value-type="float" office:value="-0.60676" calcext:value-type="float">
            <text:p>-0.60676</text:p>
          </table:table-cell>
          <table:table-cell office:value-type="float" office:value="-0.447448" calcext:value-type="float">
            <text:p>-0.447448</text:p>
          </table:table-cell>
          <table:table-cell office:value-type="float" office:value="1.44544" calcext:value-type="float">
            <text:p>1.44544</text:p>
          </table:table-cell>
          <table:table-cell office:value-type="float" office:value="-0.358589" calcext:value-type="float">
            <text:p>-0.358589</text:p>
          </table:table-cell>
          <table:table-cell office:value-type="float" office:value="0.726806" calcext:value-type="float">
            <text:p>0.726806</text:p>
          </table:table-cell>
          <table:table-cell office:value-type="float" office:value="-1.45683" calcext:value-type="float">
            <text:p>-1.45683</text:p>
          </table:table-cell>
          <table:table-cell office:value-type="string" calcext:value-type="string">
            <text:p><text:s/></text:p>
          </table:table-cell>
          <table:table-cell office:value-type="float" office:value="0.319838" calcext:value-type="float">
            <text:p>0.319838</text:p>
          </table:table-cell>
          <table:table-cell office:value-type="float" office:value="-0.130328" calcext:value-type="float">
            <text:p>-0.130328</text:p>
          </table:table-cell>
          <table:table-cell office:value-type="float" office:value="0.983038" calcext:value-type="float">
            <text:p>0.983038</text:p>
          </table:table-cell>
          <table:table-cell office:value-type="string" calcext:value-type="string">
            <text:p><text:s/></text:p>
          </table:table-cell>
          <table:table-cell office:value-type="float" office:value="-0.872188" calcext:value-type="float">
            <text:p>-0.872188</text:p>
          </table:table-cell>
          <table:table-cell table:style-name="ce1" office:value-type="float" office:value="-1.46552" calcext:value-type="float">
            <text:p>-1.47E+00</text:p>
          </table:table-cell>
          <table:table-cell office:value-type="float" office:value="-2.25933" calcext:value-type="float">
            <text:p>-2.2593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81146" calcext:value-type="float">
            <text:p>0.681146</text:p>
          </table:table-cell>
          <table:table-cell office:value-type="float" office:value="-0.634833" calcext:value-type="float">
            <text:p>-0.634833</text:p>
          </table:table-cell>
          <table:table-cell office:value-type="float" office:value="-0.521363" calcext:value-type="float">
            <text:p>-0.521363</text:p>
          </table:table-cell>
          <table:table-cell office:value-type="float" office:value="1.43527" calcext:value-type="float">
            <text:p>1.43527</text:p>
          </table:table-cell>
          <table:table-cell office:value-type="float" office:value="-0.376657" calcext:value-type="float">
            <text:p>-0.376657</text:p>
          </table:table-cell>
          <table:table-cell office:value-type="float" office:value="0.733968" calcext:value-type="float">
            <text:p>0.733968</text:p>
          </table:table-cell>
          <table:table-cell office:value-type="float" office:value="-1.59636" calcext:value-type="float">
            <text:p>-1.59636</text:p>
          </table:table-cell>
          <table:table-cell office:value-type="string" calcext:value-type="string">
            <text:p><text:s/></text:p>
          </table:table-cell>
          <table:table-cell office:value-type="float" office:value="0.320333" calcext:value-type="float">
            <text:p>0.320333</text:p>
          </table:table-cell>
          <table:table-cell office:value-type="float" office:value="-0.166064" calcext:value-type="float">
            <text:p>-0.166064</text:p>
          </table:table-cell>
          <table:table-cell office:value-type="float" office:value="0.978404" calcext:value-type="float">
            <text:p>0.978404</text:p>
          </table:table-cell>
          <table:table-cell office:value-type="string" calcext:value-type="string">
            <text:p><text:s/></text:p>
          </table:table-cell>
          <table:table-cell office:value-type="float" office:value="0.280092" calcext:value-type="float">
            <text:p>0.280092</text:p>
          </table:table-cell>
          <table:table-cell table:style-name="ce1" office:value-type="float" office:value="-1.50089" calcext:value-type="float">
            <text:p>-1.50E+00</text:p>
          </table:table-cell>
          <table:table-cell office:value-type="float" office:value="2.8702" calcext:value-type="float">
            <text:p>2.870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747848" calcext:value-type="float">
            <text:p>0.747848</text:p>
          </table:table-cell>
          <table:table-cell office:value-type="float" office:value="-0.665626" calcext:value-type="float">
            <text:p>-0.665626</text:p>
          </table:table-cell>
          <table:table-cell office:value-type="float" office:value="-0.590487" calcext:value-type="float">
            <text:p>-0.590487</text:p>
          </table:table-cell>
          <table:table-cell office:value-type="float" office:value="1.4197" calcext:value-type="float">
            <text:p>1.4197</text:p>
          </table:table-cell>
          <table:table-cell office:value-type="float" office:value="-0.399457" calcext:value-type="float">
            <text:p>-0.399457</text:p>
          </table:table-cell>
          <table:table-cell office:value-type="float" office:value="0.743676" calcext:value-type="float">
            <text:p>0.743676</text:p>
          </table:table-cell>
          <table:table-cell office:value-type="float" office:value="-1.73419" calcext:value-type="float">
            <text:p>-1.73419</text:p>
          </table:table-cell>
          <table:table-cell office:value-type="string" calcext:value-type="string">
            <text:p><text:s/></text:p>
          </table:table-cell>
          <table:table-cell office:value-type="float" office:value="0.320814" calcext:value-type="float">
            <text:p>0.320814</text:p>
          </table:table-cell>
          <table:table-cell office:value-type="float" office:value="-0.202289" calcext:value-type="float">
            <text:p>-0.202289</text:p>
          </table:table-cell>
          <table:table-cell office:value-type="float" office:value="0.97366" calcext:value-type="float">
            <text:p>0.97366</text:p>
          </table:table-cell>
          <table:table-cell office:value-type="string" calcext:value-type="string">
            <text:p><text:s/></text:p>
          </table:table-cell>
          <table:table-cell office:value-type="float" office:value="1.06323" calcext:value-type="float">
            <text:p>1.06323</text:p>
          </table:table-cell>
          <table:table-cell table:style-name="ce1" office:value-type="float" office:value="-1.43439" calcext:value-type="float">
            <text:p>-1.43E+00</text:p>
          </table:table-cell>
          <table:table-cell office:value-type="float" office:value="2.0857" calcext:value-type="float">
            <text:p>2.085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814379" calcext:value-type="float">
            <text:p>0.814379</text:p>
          </table:table-cell>
          <table:table-cell office:value-type="float" office:value="-0.699205" calcext:value-type="float">
            <text:p>-0.699205</text:p>
          </table:table-cell>
          <table:table-cell office:value-type="float" office:value="-0.654002" calcext:value-type="float">
            <text:p>-0.654002</text:p>
          </table:table-cell>
          <table:table-cell office:value-type="float" office:value="1.39803" calcext:value-type="float">
            <text:p>1.39803</text:p>
          </table:table-cell>
          <table:table-cell office:value-type="float" office:value="-0.426375" calcext:value-type="float">
            <text:p>-0.426375</text:p>
          </table:table-cell>
          <table:table-cell office:value-type="float" office:value="0.756565" calcext:value-type="float">
            <text:p>0.756565</text:p>
          </table:table-cell>
          <table:table-cell office:value-type="float" office:value="-1.87102" calcext:value-type="float">
            <text:p>-1.87102</text:p>
          </table:table-cell>
          <table:table-cell office:value-type="string" calcext:value-type="string">
            <text:p><text:s/></text:p>
          </table:table-cell>
          <table:table-cell office:value-type="float" office:value="0.321245" calcext:value-type="float">
            <text:p>0.321245</text:p>
          </table:table-cell>
          <table:table-cell office:value-type="float" office:value="-0.239087" calcext:value-type="float">
            <text:p>-0.239087</text:p>
          </table:table-cell>
          <table:table-cell office:value-type="float" office:value="0.968902" calcext:value-type="float">
            <text:p>0.968902</text:p>
          </table:table-cell>
          <table:table-cell office:value-type="string" calcext:value-type="string">
            <text:p><text:s/></text:p>
          </table:table-cell>
          <table:table-cell office:value-type="float" office:value="1.28186" calcext:value-type="float">
            <text:p>1.28186</text:p>
          </table:table-cell>
          <table:table-cell table:style-name="ce1" office:value-type="float" office:value="-1.34227" calcext:value-type="float">
            <text:p>-1.34E+00</text:p>
          </table:table-cell>
          <table:table-cell office:value-type="float" office:value="1.86585" calcext:value-type="float">
            <text:p>1.8658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880506" calcext:value-type="float">
            <text:p>0.880506</text:p>
          </table:table-cell>
          <table:table-cell office:value-type="float" office:value="-0.735358" calcext:value-type="float">
            <text:p>-0.735358</text:p>
          </table:table-cell>
          <table:table-cell office:value-type="float" office:value="-0.711019" calcext:value-type="float">
            <text:p>-0.711019</text:p>
          </table:table-cell>
          <table:table-cell office:value-type="float" office:value="1.36945" calcext:value-type="float">
            <text:p>1.36945</text:p>
          </table:table-cell>
          <table:table-cell office:value-type="float" office:value="-0.456575" calcext:value-type="float">
            <text:p>-0.456575</text:p>
          </table:table-cell>
          <table:table-cell office:value-type="float" office:value="0.773307" calcext:value-type="float">
            <text:p>0.773307</text:p>
          </table:table-cell>
          <table:table-cell office:value-type="float" office:value="-2.0077" calcext:value-type="float">
            <text:p>-2.0077</text:p>
          </table:table-cell>
          <table:table-cell office:value-type="string" calcext:value-type="string">
            <text:p><text:s/></text:p>
          </table:table-cell>
          <table:table-cell office:value-type="float" office:value="0.32158" calcext:value-type="float">
            <text:p>0.32158</text:p>
          </table:table-cell>
          <table:table-cell office:value-type="float" office:value="-0.276513" calcext:value-type="float">
            <text:p>-0.276513</text:p>
          </table:table-cell>
          <table:table-cell office:value-type="float" office:value="0.96423" calcext:value-type="float">
            <text:p>0.96423</text:p>
          </table:table-cell>
          <table:table-cell office:value-type="string" calcext:value-type="string">
            <text:p><text:s/></text:p>
          </table:table-cell>
          <table:table-cell office:value-type="float" office:value="1.37387" calcext:value-type="float">
            <text:p>1.37387</text:p>
          </table:table-cell>
          <table:table-cell table:style-name="ce1" office:value-type="float" office:value="-1.24566" calcext:value-type="float">
            <text:p>-1.25E+00</text:p>
          </table:table-cell>
          <table:table-cell office:value-type="float" office:value="1.7729" calcext:value-type="float">
            <text:p>1.772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1"/>
          <table:table-cell table:number-columns-repeated="5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/>
          <table:table-cell table:number-columns-repeated="12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dobe Blank" style:font-family-asian="'Adobe Blan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00/00/0000</text:date>, <text:time style:data-style-name="N2" text:time-value="23:57:20.1690316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20:42:41.082704119</meta:creation-date>
    <dc:date>2016-12-16T00:04:38.214216203</dc:date>
    <meta:editing-duration>PT21M13S</meta:editing-duration>
    <meta:editing-cycles>9</meta:editing-cycles>
    <meta:generator>LibreOffice/5.2.3.3$Linux_X86_64 LibreOffice_project/20m0$Build-3</meta:generator>
    <meta:document-statistic meta:table-count="1" meta:cell-count="130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01cm" chart:symbol-height="0.01cm" chart:link-data-style-to-source="true"/>
      <style:graphic-properties svg:stroke-width="0.08cm" svg:stroke-color="#993366" draw:fill-color="#99336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01cm" chart:symbol-height="0.01cm" chart:link-data-style-to-source="true"/>
      <style:graphic-properties svg:stroke-width="0.08cm" svg:stroke-color="#ccffcc" draw:fill-color="#ccffc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01cm" chart:symbol-height="0.01cm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01cm" chart:symbol-height="0.0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01cm" chart:symbol-height="0.01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01cm" chart:symbol-height="0.01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01cm" chart:symbol-height="0.01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932cm" svg:height="9.899cm" xlink:href=".." xlink:type="simple" chart:class="chart:scatter" chart:style-name="ch1">
        <chart:title svg:x="6.941cm" svg:y="0.333cm" chart:style-name="ch2">
          <text:p>Joint Variables</text:p>
        </chart:title>
        <chart:legend chart:legend-position="end" svg:x="15.032cm" svg:y="3.156cm" style:legend-expansion="high" chart:style-name="ch3"/>
        <chart:plot-area chart:style-name="ch4" table:cell-range-address="Sheet1.A1:Sheet1.H501" chart:data-source-has-labels="row" svg:x="1.349cm" svg:y="1.309cm" svg:width="13.345cm" svg:height="7.412cm">
          <chartooo:coordinate-region svg:x="2.182cm" svg:y="1.508cm" svg:width="12.325cm" svg:height="7.014cm"/>
          <chart:axis chart:dimension="x" chart:name="primary-x" chart:style-name="ch5">
            <chart:title svg:x="6.509cm" svg:y="8.918cm" chart:style-name="ch6">
              <text:p>Marker motion steps</text:p>
            </chart:title>
          </chart:axis>
          <chart:axis chart:dimension="y" chart:name="primary-y" chart:style-name="ch7">
            <chart:title svg:x="0.451cm" svg:y="6.355cm" chart:style-name="ch8">
              <text:p>Variable (radians)</text:p>
            </chart:title>
            <chart:grid chart:style-name="ch9" chart:class="major"/>
          </chart:axis>
          <chart:series chart:style-name="ch10" chart:values-cell-range-address="Sheet1.B1:Sheet1.B501" loext:label-string="q_0" chart:class="chart:scatter">
            <chart:domain table:cell-range-address="Sheet1.A1:Sheet1.A501"/>
            <chart:data-point chart:repeated="501"/>
          </chart:series>
          <chart:series chart:style-name="ch11" chart:values-cell-range-address="Sheet1.C1:Sheet1.C501" loext:label-string="q_1" chart:class="chart:scatter">
            <chart:data-point chart:repeated="501"/>
          </chart:series>
          <chart:series chart:style-name="ch12" chart:values-cell-range-address="Sheet1.D1:Sheet1.D501" loext:label-string="q_2" chart:class="chart:scatter">
            <chart:data-point chart:repeated="501"/>
          </chart:series>
          <chart:series chart:style-name="ch13" chart:values-cell-range-address="Sheet1.E1:Sheet1.E501" loext:label-string="q_3" chart:class="chart:scatter">
            <chart:data-point chart:repeated="501"/>
          </chart:series>
          <chart:series chart:style-name="ch14" chart:values-cell-range-address="Sheet1.F1:Sheet1.F501" loext:label-string="q_4" chart:class="chart:scatter">
            <chart:data-point chart:repeated="501"/>
          </chart:series>
          <chart:series chart:style-name="ch15" chart:values-cell-range-address="Sheet1.G1:Sheet1.G501" loext:label-string="q_5" chart:class="chart:scatter">
            <chart:data-point chart:repeated="501"/>
          </chart:series>
          <chart:series chart:style-name="ch16" chart:values-cell-range-address="Sheet1.H1:Sheet1.H501" loext:label-string="q_6" chart:class="chart:scatter">
            <chart:data-point chart:repeated="50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_0</text:p>
              </table:table-cell>
              <table:table-cell office:value-type="string">
                <text:p>q_1</text:p>
              </table:table-cell>
              <table:table-cell office:value-type="string">
                <text:p>q_2</text:p>
              </table:table-cell>
              <table:table-cell office:value-type="string">
                <text:p>q_3</text:p>
              </table:table-cell>
              <table:table-cell office:value-type="string">
                <text:p>q_4</text:p>
              </table:table-cell>
              <table:table-cell office:value-type="string">
                <text:p>q_5</text:p>
              </table:table-cell>
              <table:table-cell office:value-type="string">
                <text:p>q_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501</svg:desc>
                </draw:g>
              </table:table-cell>
              <table:table-cell office:value-type="float" office:value="0">
                <text:p>0</text:p>
                <draw:g>
                  <svg:desc>Sheet1.B1:Sheet1.B501</svg:desc>
                </draw:g>
              </table:table-cell>
              <table:table-cell office:value-type="float" office:value="-0.65">
                <text:p>-0.65</text:p>
                <draw:g>
                  <svg:desc>Sheet1.C1:Sheet1.C501</svg:desc>
                </draw:g>
              </table:table-cell>
              <table:table-cell office:value-type="float" office:value="0">
                <text:p>0</text:p>
                <draw:g>
                  <svg:desc>Sheet1.D1:Sheet1.D501</svg:desc>
                </draw:g>
              </table:table-cell>
              <table:table-cell office:value-type="float" office:value="1.8">
                <text:p>1.8</text:p>
                <draw:g>
                  <svg:desc>Sheet1.E1:Sheet1.E501</svg:desc>
                </draw:g>
              </table:table-cell>
              <table:table-cell office:value-type="float" office:value="0">
                <text:p>0</text:p>
                <draw:g>
                  <svg:desc>Sheet1.F1:Sheet1.F501</svg:desc>
                </draw:g>
              </table:table-cell>
              <table:table-cell office:value-type="float" office:value="0.42">
                <text:p>0.42</text:p>
                <draw:g>
                  <svg:desc>Sheet1.G1:Sheet1.G501</svg:desc>
                </draw:g>
              </table:table-cell>
              <table:table-cell office:value-type="float" office:value="0">
                <text:p>0</text:p>
                <draw:g>
                  <svg:desc>Sheet1.H1:Sheet1.H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.65">
                <text:p>-0.65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755021">
                <text:p>0.0755021</text:p>
              </table:table-cell>
              <table:table-cell office:value-type="float" office:value="-0.65">
                <text:p>-0.65</text:p>
              </table:table-cell>
              <table:table-cell office:value-type="float" office:value="-0.100418">
                <text:p>-0.100418</text:p>
              </table:table-cell>
              <table:table-cell office:value-type="float" office:value="1.8">
                <text:p>1.8</text:p>
              </table:table-cell>
              <table:table-cell office:value-type="float" office:value="0.0110056">
                <text:p>0.0110056</text:p>
              </table:table-cell>
              <table:table-cell office:value-type="float" office:value="0.42">
                <text:p>0.42</text:p>
              </table:table-cell>
              <table:table-cell office:value-type="float" office:value="-0.0708172">
                <text:p>-0.07081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51042">
                <text:p>0.151042</text:p>
              </table:table-cell>
              <table:table-cell office:value-type="float" office:value="-0.649638">
                <text:p>-0.649638</text:p>
              </table:table-cell>
              <table:table-cell office:value-type="float" office:value="-0.200723">
                <text:p>-0.200723</text:p>
              </table:table-cell>
              <table:table-cell office:value-type="float" office:value="1.78713">
                <text:p>1.78713</text:p>
              </table:table-cell>
              <table:table-cell office:value-type="float" office:value="0.0218899">
                <text:p>0.0218899</text:p>
              </table:table-cell>
              <table:table-cell office:value-type="float" office:value="0.428238">
                <text:p>0.428238</text:p>
              </table:table-cell>
              <table:table-cell office:value-type="float" office:value="-0.141152">
                <text:p>-0.141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225164">
                <text:p>0.225164</text:p>
              </table:table-cell>
              <table:table-cell office:value-type="float" office:value="-0.651323">
                <text:p>-0.651323</text:p>
              </table:table-cell>
              <table:table-cell office:value-type="float" office:value="-0.29889">
                <text:p>-0.29889</text:p>
              </table:table-cell>
              <table:table-cell office:value-type="float" office:value="1.76873">
                <text:p>1.76873</text:p>
              </table:table-cell>
              <table:table-cell office:value-type="float" office:value="0.0326222">
                <text:p>0.0326222</text:p>
              </table:table-cell>
              <table:table-cell office:value-type="float" office:value="0.439975">
                <text:p>0.439975</text:p>
              </table:table-cell>
              <table:table-cell office:value-type="float" office:value="-0.209416">
                <text:p>-0.2094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297964">
                <text:p>0.297964</text:p>
              </table:table-cell>
              <table:table-cell office:value-type="float" office:value="-0.654896">
                <text:p>-0.654896</text:p>
              </table:table-cell>
              <table:table-cell office:value-type="float" office:value="-0.394707">
                <text:p>-0.394707</text:p>
              </table:table-cell>
              <table:table-cell office:value-type="float" office:value="1.7451">
                <text:p>1.7451</text:p>
              </table:table-cell>
              <table:table-cell office:value-type="float" office:value="0.0426719">
                <text:p>0.0426719</text:p>
              </table:table-cell>
              <table:table-cell office:value-type="float" office:value="0.45493">
                <text:p>0.45493</text:p>
              </table:table-cell>
              <table:table-cell office:value-type="float" office:value="-0.275289">
                <text:p>-0.2752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369339">
                <text:p>0.369339</text:p>
              </table:table-cell>
              <table:table-cell office:value-type="float" office:value="-0.660062">
                <text:p>-0.660062</text:p>
              </table:table-cell>
              <table:table-cell office:value-type="float" office:value="-0.487687">
                <text:p>-0.487687</text:p>
              </table:table-cell>
              <table:table-cell office:value-type="float" office:value="1.71621">
                <text:p>1.71621</text:p>
              </table:table-cell>
              <table:table-cell office:value-type="float" office:value="0.0516165">
                <text:p>0.0516165</text:p>
              </table:table-cell>
              <table:table-cell office:value-type="float" office:value="0.473024">
                <text:p>0.473024</text:p>
              </table:table-cell>
              <table:table-cell office:value-type="float" office:value="-0.338096">
                <text:p>-0.3380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439338">
                <text:p>0.439338</text:p>
              </table:table-cell>
              <table:table-cell office:value-type="float" office:value="-0.666581">
                <text:p>-0.666581</text:p>
              </table:table-cell>
              <table:table-cell office:value-type="float" office:value="-0.577516">
                <text:p>-0.577516</text:p>
              </table:table-cell>
              <table:table-cell office:value-type="float" office:value="1.68214">
                <text:p>1.68214</text:p>
              </table:table-cell>
              <table:table-cell office:value-type="float" office:value="0.059125">
                <text:p>0.059125</text:p>
              </table:table-cell>
              <table:table-cell office:value-type="float" office:value="0.494109">
                <text:p>0.494109</text:p>
              </table:table-cell>
              <table:table-cell office:value-type="float" office:value="-0.397311">
                <text:p>-0.3973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508163">
                <text:p>0.508163</text:p>
              </table:table-cell>
              <table:table-cell office:value-type="float" office:value="-0.674253">
                <text:p>-0.674253</text:p>
              </table:table-cell>
              <table:table-cell office:value-type="float" office:value="-0.664048">
                <text:p>-0.664048</text:p>
              </table:table-cell>
              <table:table-cell office:value-type="float" office:value="1.64291">
                <text:p>1.64291</text:p>
              </table:table-cell>
              <table:table-cell office:value-type="float" office:value="0.0649396">
                <text:p>0.0649396</text:p>
              </table:table-cell>
              <table:table-cell office:value-type="float" office:value="0.518048">
                <text:p>0.518048</text:p>
              </table:table-cell>
              <table:table-cell office:value-type="float" office:value="-0.452568">
                <text:p>-0.4525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576133">
                <text:p>0.576133</text:p>
              </table:table-cell>
              <table:table-cell office:value-type="float" office:value="-0.682944">
                <text:p>-0.682944</text:p>
              </table:table-cell>
              <table:table-cell office:value-type="float" office:value="-0.74726">
                <text:p>-0.74726</text:p>
              </table:table-cell>
              <table:table-cell office:value-type="float" office:value="1.59852">
                <text:p>1.59852</text:p>
              </table:table-cell>
              <table:table-cell office:value-type="float" office:value="0.0688547">
                <text:p>0.0688547</text:p>
              </table:table-cell>
              <table:table-cell office:value-type="float" office:value="0.544722">
                <text:p>0.544722</text:p>
              </table:table-cell>
              <table:table-cell office:value-type="float" office:value="-0.503632">
                <text:p>-0.5036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643643">
                <text:p>0.643643</text:p>
              </table:table-cell>
              <table:table-cell office:value-type="float" office:value="-0.692585">
                <text:p>-0.692585</text:p>
              </table:table-cell>
              <table:table-cell office:value-type="float" office:value="-0.827198">
                <text:p>-0.827198</text:p>
              </table:table-cell>
              <table:table-cell office:value-type="float" office:value="1.54891">
                <text:p>1.54891</text:p>
              </table:table-cell>
              <table:table-cell office:value-type="float" office:value="0.0706963">
                <text:p>0.0706963</text:p>
              </table:table-cell>
              <table:table-cell office:value-type="float" office:value="0.574048">
                <text:p>0.574048</text:p>
              </table:table-cell>
              <table:table-cell office:value-type="float" office:value="-0.550382">
                <text:p>-0.5503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65354">
                <text:p>0.65354</text:p>
              </table:table-cell>
              <table:table-cell office:value-type="float" office:value="-0.706347">
                <text:p>-0.706347</text:p>
              </table:table-cell>
              <table:table-cell office:value-type="float" office:value="-0.821023">
                <text:p>-0.821023</text:p>
              </table:table-cell>
              <table:table-cell office:value-type="float" office:value="1.55286">
                <text:p>1.55286</text:p>
              </table:table-cell>
              <table:table-cell office:value-type="float" office:value="0.0352188">
                <text:p>0.0352188</text:p>
              </table:table-cell>
              <table:table-cell office:value-type="float" office:value="0.573586">
                <text:p>0.573586</text:p>
              </table:table-cell>
              <table:table-cell office:value-type="float" office:value="-0.614949">
                <text:p>-0.6149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655942">
                <text:p>0.655942</text:p>
              </table:table-cell>
              <table:table-cell office:value-type="float" office:value="-0.724327">
                <text:p>-0.724327</text:p>
              </table:table-cell>
              <table:table-cell office:value-type="float" office:value="-0.805552">
                <text:p>-0.805552</text:p>
              </table:table-cell>
              <table:table-cell office:value-type="float" office:value="1.57033">
                <text:p>1.57033</text:p>
              </table:table-cell>
              <table:table-cell office:value-type="float" office:value="-0.00504475">
                <text:p>-0.00504475</text:p>
              </table:table-cell>
              <table:table-cell office:value-type="float" office:value="0.566426">
                <text:p>0.566426</text:p>
              </table:table-cell>
              <table:table-cell office:value-type="float" office:value="-0.684168">
                <text:p>-0.6841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659824">
                <text:p>0.659824</text:p>
              </table:table-cell>
              <table:table-cell office:value-type="float" office:value="-0.743733">
                <text:p>-0.743733</text:p>
              </table:table-cell>
              <table:table-cell office:value-type="float" office:value="-0.792429">
                <text:p>-0.792429</text:p>
              </table:table-cell>
              <table:table-cell office:value-type="float" office:value="1.58912">
                <text:p>1.58912</text:p>
              </table:table-cell>
              <table:table-cell office:value-type="float" office:value="-0.0456371">
                <text:p>-0.0456371</text:p>
              </table:table-cell>
              <table:table-cell office:value-type="float" office:value="0.55916">
                <text:p>0.55916</text:p>
              </table:table-cell>
              <table:table-cell office:value-type="float" office:value="-0.754299">
                <text:p>-0.7542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6649">
                <text:p>0.6649</text:p>
              </table:table-cell>
              <table:table-cell office:value-type="float" office:value="-0.763575">
                <text:p>-0.763575</text:p>
              </table:table-cell>
              <table:table-cell office:value-type="float" office:value="-0.781007">
                <text:p>-0.781007</text:p>
              </table:table-cell>
              <table:table-cell office:value-type="float" office:value="1.60762">
                <text:p>1.60762</text:p>
              </table:table-cell>
              <table:table-cell office:value-type="float" office:value="-0.086514">
                <text:p>-0.086514</text:p>
              </table:table-cell>
              <table:table-cell office:value-type="float" office:value="0.552766">
                <text:p>0.552766</text:p>
              </table:table-cell>
              <table:table-cell office:value-type="float" office:value="-0.824763">
                <text:p>-0.8247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670918">
                <text:p>0.670918</text:p>
              </table:table-cell>
              <table:table-cell office:value-type="float" office:value="-0.783792">
                <text:p>-0.783792</text:p>
              </table:table-cell>
              <table:table-cell office:value-type="float" office:value="-0.770998">
                <text:p>-0.770998</text:p>
              </table:table-cell>
              <table:table-cell office:value-type="float" office:value="1.62587">
                <text:p>1.62587</text:p>
              </table:table-cell>
              <table:table-cell office:value-type="float" office:value="-0.127655">
                <text:p>-0.127655</text:p>
              </table:table-cell>
              <table:table-cell office:value-type="float" office:value="0.547251">
                <text:p>0.547251</text:p>
              </table:table-cell>
              <table:table-cell office:value-type="float" office:value="-0.895501">
                <text:p>-0.8955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677819">
                <text:p>0.677819</text:p>
              </table:table-cell>
              <table:table-cell office:value-type="float" office:value="-0.804368">
                <text:p>-0.804368</text:p>
              </table:table-cell>
              <table:table-cell office:value-type="float" office:value="-0.76233">
                <text:p>-0.76233</text:p>
              </table:table-cell>
              <table:table-cell office:value-type="float" office:value="1.64374">
                <text:p>1.64374</text:p>
              </table:table-cell>
              <table:table-cell office:value-type="float" office:value="-0.169031">
                <text:p>-0.169031</text:p>
              </table:table-cell>
              <table:table-cell office:value-type="float" office:value="0.542692">
                <text:p>0.542692</text:p>
              </table:table-cell>
              <table:table-cell office:value-type="float" office:value="-0.966573">
                <text:p>-0.9665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685549">
                <text:p>0.685549</text:p>
              </table:table-cell>
              <table:table-cell office:value-type="float" office:value="-0.825279">
                <text:p>-0.825279</text:p>
              </table:table-cell>
              <table:table-cell office:value-type="float" office:value="-0.754911">
                <text:p>-0.754911</text:p>
              </table:table-cell>
              <table:table-cell office:value-type="float" office:value="1.66111">
                <text:p>1.66111</text:p>
              </table:table-cell>
              <table:table-cell office:value-type="float" office:value="-0.210605">
                <text:p>-0.210605</text:p>
              </table:table-cell>
              <table:table-cell office:value-type="float" office:value="0.539169">
                <text:p>0.539169</text:p>
              </table:table-cell>
              <table:table-cell office:value-type="float" office:value="-1.03804">
                <text:p>-1.038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694056">
                <text:p>0.694056</text:p>
              </table:table-cell>
              <table:table-cell office:value-type="float" office:value="-0.846507">
                <text:p>-0.846507</text:p>
              </table:table-cell>
              <table:table-cell office:value-type="float" office:value="-0.748637">
                <text:p>-0.748637</text:p>
              </table:table-cell>
              <table:table-cell office:value-type="float" office:value="1.67786">
                <text:p>1.67786</text:p>
              </table:table-cell>
              <table:table-cell office:value-type="float" office:value="-0.252333">
                <text:p>-0.252333</text:p>
              </table:table-cell>
              <table:table-cell office:value-type="float" office:value="0.536748">
                <text:p>0.536748</text:p>
              </table:table-cell>
              <table:table-cell office:value-type="float" office:value="-1.10996">
                <text:p>-1.109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703298">
                <text:p>0.703298</text:p>
              </table:table-cell>
              <table:table-cell office:value-type="float" office:value="-0.868045">
                <text:p>-0.868045</text:p>
              </table:table-cell>
              <table:table-cell office:value-type="float" office:value="-0.743396">
                <text:p>-0.743396</text:p>
              </table:table-cell>
              <table:table-cell office:value-type="float" office:value="1.69389">
                <text:p>1.69389</text:p>
              </table:table-cell>
              <table:table-cell office:value-type="float" office:value="-0.29416">
                <text:p>-0.29416</text:p>
              </table:table-cell>
              <table:table-cell office:value-type="float" office:value="0.535485">
                <text:p>0.535485</text:p>
              </table:table-cell>
              <table:table-cell office:value-type="float" office:value="-1.18241">
                <text:p>-1.182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713242">
                <text:p>0.713242</text:p>
              </table:table-cell>
              <table:table-cell office:value-type="float" office:value="-0.889889">
                <text:p>-0.889889</text:p>
              </table:table-cell>
              <table:table-cell office:value-type="float" office:value="-0.739075">
                <text:p>-0.739075</text:p>
              </table:table-cell>
              <table:table-cell office:value-type="float" office:value="1.70909">
                <text:p>1.70909</text:p>
              </table:table-cell>
              <table:table-cell office:value-type="float" office:value="-0.336024">
                <text:p>-0.336024</text:p>
              </table:table-cell>
              <table:table-cell office:value-type="float" office:value="0.535432">
                <text:p>0.535432</text:p>
              </table:table-cell>
              <table:table-cell office:value-type="float" office:value="-1.25548">
                <text:p>-1.255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673218">
                <text:p>0.673218</text:p>
              </table:table-cell>
              <table:table-cell office:value-type="float" office:value="-0.854329">
                <text:p>-0.854329</text:p>
              </table:table-cell>
              <table:table-cell office:value-type="float" office:value="-0.684314">
                <text:p>-0.684314</text:p>
              </table:table-cell>
              <table:table-cell office:value-type="float" office:value="1.71863">
                <text:p>1.71863</text:p>
              </table:table-cell>
              <table:table-cell office:value-type="float" office:value="-0.329747">
                <text:p>-0.329747</text:p>
              </table:table-cell>
              <table:table-cell office:value-type="float" office:value="0.529073">
                <text:p>0.529073</text:p>
              </table:table-cell>
              <table:table-cell office:value-type="float" office:value="-1.21399">
                <text:p>-1.213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626225">
                <text:p>0.626225</text:p>
              </table:table-cell>
              <table:table-cell office:value-type="float" office:value="-0.811463">
                <text:p>-0.811463</text:p>
              </table:table-cell>
              <table:table-cell office:value-type="float" office:value="-0.618219">
                <text:p>-0.618219</text:p>
              </table:table-cell>
              <table:table-cell office:value-type="float" office:value="1.71794">
                <text:p>1.71794</text:p>
              </table:table-cell>
              <table:table-cell office:value-type="float" office:value="-0.319249">
                <text:p>-0.319249</text:p>
              </table:table-cell>
              <table:table-cell office:value-type="float" office:value="0.528374">
                <text:p>0.528374</text:p>
              </table:table-cell>
              <table:table-cell office:value-type="float" office:value="-1.15804">
                <text:p>-1.158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57932">
                <text:p>0.57932</text:p>
              </table:table-cell>
              <table:table-cell office:value-type="float" office:value="-0.769514">
                <text:p>-0.769514</text:p>
              </table:table-cell>
              <table:table-cell office:value-type="float" office:value="-0.548827">
                <text:p>-0.548827</text:p>
              </table:table-cell>
              <table:table-cell office:value-type="float" office:value="1.70737">
                <text:p>1.70737</text:p>
              </table:table-cell>
              <table:table-cell office:value-type="float" office:value="-0.311294">
                <text:p>-0.311294</text:p>
              </table:table-cell>
              <table:table-cell office:value-type="float" office:value="0.534058">
                <text:p>0.534058</text:p>
              </table:table-cell>
              <table:table-cell office:value-type="float" office:value="-1.10208">
                <text:p>-1.102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531734">
                <text:p>0.531734</text:p>
              </table:table-cell>
              <table:table-cell office:value-type="float" office:value="-0.729608">
                <text:p>-0.729608</text:p>
              </table:table-cell>
              <table:table-cell office:value-type="float" office:value="-0.476661">
                <text:p>-0.476661</text:p>
              </table:table-cell>
              <table:table-cell office:value-type="float" office:value="1.69044">
                <text:p>1.69044</text:p>
              </table:table-cell>
              <table:table-cell office:value-type="float" office:value="-0.306755">
                <text:p>-0.306755</text:p>
              </table:table-cell>
              <table:table-cell office:value-type="float" office:value="0.544034">
                <text:p>0.544034</text:p>
              </table:table-cell>
              <table:table-cell office:value-type="float" office:value="-1.04568">
                <text:p>-1.045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4838">
                <text:p>0.4838</text:p>
              </table:table-cell>
              <table:table-cell office:value-type="float" office:value="-0.691473">
                <text:p>-0.691473</text:p>
              </table:table-cell>
              <table:table-cell office:value-type="float" office:value="-0.402129">
                <text:p>-0.402129</text:p>
              </table:table-cell>
              <table:table-cell office:value-type="float" office:value="1.66728">
                <text:p>1.66728</text:p>
              </table:table-cell>
              <table:table-cell office:value-type="float" office:value="-0.306105">
                <text:p>-0.306105</text:p>
              </table:table-cell>
              <table:table-cell office:value-type="float" office:value="0.558204">
                <text:p>0.558204</text:p>
              </table:table-cell>
              <table:table-cell office:value-type="float" office:value="-0.988669">
                <text:p>-0.9886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436089">
                <text:p>0.436089</text:p>
              </table:table-cell>
              <table:table-cell office:value-type="float" office:value="-0.654795">
                <text:p>-0.654795</text:p>
              </table:table-cell>
              <table:table-cell office:value-type="float" office:value="-0.325842">
                <text:p>-0.325842</text:p>
              </table:table-cell>
              <table:table-cell office:value-type="float" office:value="1.63794">
                <text:p>1.63794</text:p>
              </table:table-cell>
              <table:table-cell office:value-type="float" office:value="-0.309735">
                <text:p>-0.309735</text:p>
              </table:table-cell>
              <table:table-cell office:value-type="float" office:value="0.576513">
                <text:p>0.576513</text:p>
              </table:table-cell>
              <table:table-cell office:value-type="float" office:value="-0.931189">
                <text:p>-0.9311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389131">
                <text:p>0.389131</text:p>
              </table:table-cell>
              <table:table-cell office:value-type="float" office:value="-0.619118">
                <text:p>-0.619118</text:p>
              </table:table-cell>
              <table:table-cell office:value-type="float" office:value="-0.248304">
                <text:p>-0.248304</text:p>
              </table:table-cell>
              <table:table-cell office:value-type="float" office:value="1.60251">
                <text:p>1.60251</text:p>
              </table:table-cell>
              <table:table-cell office:value-type="float" office:value="-0.317928">
                <text:p>-0.317928</text:p>
              </table:table-cell>
              <table:table-cell office:value-type="float" office:value="0.598885">
                <text:p>0.598885</text:p>
              </table:table-cell>
              <table:table-cell office:value-type="float" office:value="-0.87347">
                <text:p>-0.873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343364">
                <text:p>0.343364</text:p>
              </table:table-cell>
              <table:table-cell office:value-type="float" office:value="-0.583846">
                <text:p>-0.583846</text:p>
              </table:table-cell>
              <table:table-cell office:value-type="float" office:value="-0.169822">
                <text:p>-0.169822</text:p>
              </table:table-cell>
              <table:table-cell office:value-type="float" office:value="1.56102">
                <text:p>1.56102</text:p>
              </table:table-cell>
              <table:table-cell office:value-type="float" office:value="-0.33089">
                <text:p>-0.33089</text:p>
              </table:table-cell>
              <table:table-cell office:value-type="float" office:value="0.625287">
                <text:p>0.625287</text:p>
              </table:table-cell>
              <table:table-cell office:value-type="float" office:value="-0.815817">
                <text:p>-0.8158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99087">
                <text:p>0.299087</text:p>
              </table:table-cell>
              <table:table-cell office:value-type="float" office:value="-0.548276">
                <text:p>-0.548276</text:p>
              </table:table-cell>
              <table:table-cell office:value-type="float" office:value="-0.0904399">
                <text:p>-0.0904399</text:p>
              </table:table-cell>
              <table:table-cell office:value-type="float" office:value="1.51345">
                <text:p>1.51345</text:p>
              </table:table-cell>
              <table:table-cell office:value-type="float" office:value="-0.348826">
                <text:p>-0.348826</text:p>
              </table:table-cell>
              <table:table-cell office:value-type="float" office:value="0.65575">
                <text:p>0.65575</text:p>
              </table:table-cell>
              <table:table-cell office:value-type="float" office:value="-0.758582">
                <text:p>-0.7585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25643">
                <text:p>0.25643</text:p>
              </table:table-cell>
              <table:table-cell office:value-type="float" office:value="-0.51161">
                <text:p>-0.51161</text:p>
              </table:table-cell>
              <table:table-cell office:value-type="float" office:value="-0.00984679">
                <text:p>-0.00984679</text:p>
              </table:table-cell>
              <table:table-cell office:value-type="float" office:value="1.45965">
                <text:p>1.45965</text:p>
              </table:table-cell>
              <table:table-cell office:value-type="float" office:value="-0.372045">
                <text:p>-0.372045</text:p>
              </table:table-cell>
              <table:table-cell office:value-type="float" office:value="0.690394">
                <text:p>0.690394</text:p>
              </table:table-cell>
              <table:table-cell office:value-type="float" office:value="-0.70212">
                <text:p>-0.702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255451">
                <text:p>0.255451</text:p>
              </table:table-cell>
              <table:table-cell office:value-type="float" office:value="-0.504779">
                <text:p>-0.504779</text:p>
              </table:table-cell>
              <table:table-cell office:value-type="float" office:value="-0.00389179">
                <text:p>-0.00389179</text:p>
              </table:table-cell>
              <table:table-cell office:value-type="float" office:value="1.44691">
                <text:p>1.44691</text:p>
              </table:table-cell>
              <table:table-cell office:value-type="float" office:value="-0.373659">
                <text:p>-0.373659</text:p>
              </table:table-cell>
              <table:table-cell office:value-type="float" office:value="0.698743">
                <text:p>0.698743</text:p>
              </table:table-cell>
              <table:table-cell office:value-type="float" office:value="-0.701771">
                <text:p>-0.7017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257534">
                <text:p>0.257534</text:p>
              </table:table-cell>
              <table:table-cell office:value-type="float" office:value="-0.503504">
                <text:p>-0.503504</text:p>
              </table:table-cell>
              <table:table-cell office:value-type="float" office:value="-0.00573667">
                <text:p>-0.00573667</text:p>
              </table:table-cell>
              <table:table-cell office:value-type="float" office:value="1.44418">
                <text:p>1.44418</text:p>
              </table:table-cell>
              <table:table-cell office:value-type="float" office:value="-0.372086">
                <text:p>-0.372086</text:p>
              </table:table-cell>
              <table:table-cell office:value-type="float" office:value="0.701102">
                <text:p>0.701102</text:p>
              </table:table-cell>
              <table:table-cell office:value-type="float" office:value="-0.704215">
                <text:p>-0.7042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25972">
                <text:p>0.25972</text:p>
              </table:table-cell>
              <table:table-cell office:value-type="float" office:value="-0.502136">
                <text:p>-0.502136</text:p>
              </table:table-cell>
              <table:table-cell office:value-type="float" office:value="-0.00768896">
                <text:p>-0.00768896</text:p>
              </table:table-cell>
              <table:table-cell office:value-type="float" office:value="1.44125">
                <text:p>1.44125</text:p>
              </table:table-cell>
              <table:table-cell office:value-type="float" office:value="-0.370404">
                <text:p>-0.370404</text:p>
              </table:table-cell>
              <table:table-cell office:value-type="float" office:value="0.703632">
                <text:p>0.703632</text:p>
              </table:table-cell>
              <table:table-cell office:value-type="float" office:value="-0.706767">
                <text:p>-0.7067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262034">
                <text:p>0.262034</text:p>
              </table:table-cell>
              <table:table-cell office:value-type="float" office:value="-0.500641">
                <text:p>-0.500641</text:p>
              </table:table-cell>
              <table:table-cell office:value-type="float" office:value="-0.00975539">
                <text:p>-0.00975539</text:p>
              </table:table-cell>
              <table:table-cell office:value-type="float" office:value="1.43807">
                <text:p>1.43807</text:p>
              </table:table-cell>
              <table:table-cell office:value-type="float" office:value="-0.368609">
                <text:p>-0.368609</text:p>
              </table:table-cell>
              <table:table-cell office:value-type="float" office:value="0.706383">
                <text:p>0.706383</text:p>
              </table:table-cell>
              <table:table-cell office:value-type="float" office:value="-0.709478">
                <text:p>-0.7094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264493">
                <text:p>0.264493</text:p>
              </table:table-cell>
              <table:table-cell office:value-type="float" office:value="-0.499001">
                <text:p>-0.499001</text:p>
              </table:table-cell>
              <table:table-cell office:value-type="float" office:value="-0.0119547">
                <text:p>-0.0119547</text:p>
              </table:table-cell>
              <table:table-cell office:value-type="float" office:value="1.4346">
                <text:p>1.4346</text:p>
              </table:table-cell>
              <table:table-cell office:value-type="float" office:value="-0.366685">
                <text:p>-0.366685</text:p>
              </table:table-cell>
              <table:table-cell office:value-type="float" office:value="0.70938">
                <text:p>0.70938</text:p>
              </table:table-cell>
              <table:table-cell office:value-type="float" office:value="-0.712371">
                <text:p>-0.7123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26712">
                <text:p>0.26712</text:p>
              </table:table-cell>
              <table:table-cell office:value-type="float" office:value="-0.497199">
                <text:p>-0.497199</text:p>
              </table:table-cell>
              <table:table-cell office:value-type="float" office:value="-0.0143089">
                <text:p>-0.0143089</text:p>
              </table:table-cell>
              <table:table-cell office:value-type="float" office:value="1.43081">
                <text:p>1.43081</text:p>
              </table:table-cell>
              <table:table-cell office:value-type="float" office:value="-0.364611">
                <text:p>-0.364611</text:p>
              </table:table-cell>
              <table:table-cell office:value-type="float" office:value="0.712658">
                <text:p>0.712658</text:p>
              </table:table-cell>
              <table:table-cell office:value-type="float" office:value="-0.715475">
                <text:p>-0.7154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26994">
                <text:p>0.26994</text:p>
              </table:table-cell>
              <table:table-cell office:value-type="float" office:value="-0.495212">
                <text:p>-0.495212</text:p>
              </table:table-cell>
              <table:table-cell office:value-type="float" office:value="-0.0168439">
                <text:p>-0.0168439</text:p>
              </table:table-cell>
              <table:table-cell office:value-type="float" office:value="1.42664">
                <text:p>1.42664</text:p>
              </table:table-cell>
              <table:table-cell office:value-type="float" office:value="-0.362362">
                <text:p>-0.362362</text:p>
              </table:table-cell>
              <table:table-cell office:value-type="float" office:value="0.716253">
                <text:p>0.716253</text:p>
              </table:table-cell>
              <table:table-cell office:value-type="float" office:value="-0.718821">
                <text:p>-0.7188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272983">
                <text:p>0.272983</text:p>
              </table:table-cell>
              <table:table-cell office:value-type="float" office:value="-0.493012">
                <text:p>-0.493012</text:p>
              </table:table-cell>
              <table:table-cell office:value-type="float" office:value="-0.0195901">
                <text:p>-0.0195901</text:p>
              </table:table-cell>
              <table:table-cell office:value-type="float" office:value="1.42205">
                <text:p>1.42205</text:p>
              </table:table-cell>
              <table:table-cell office:value-type="float" office:value="-0.35991">
                <text:p>-0.35991</text:p>
              </table:table-cell>
              <table:table-cell office:value-type="float" office:value="0.720211">
                <text:p>0.720211</text:p>
              </table:table-cell>
              <table:table-cell office:value-type="float" office:value="-0.722447">
                <text:p>-0.7224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76285">
                <text:p>0.276285</text:p>
              </table:table-cell>
              <table:table-cell office:value-type="float" office:value="-0.490566">
                <text:p>-0.490566</text:p>
              </table:table-cell>
              <table:table-cell office:value-type="float" office:value="-0.0225844">
                <text:p>-0.0225844</text:p>
              </table:table-cell>
              <table:table-cell office:value-type="float" office:value="1.41696">
                <text:p>1.41696</text:p>
              </table:table-cell>
              <table:table-cell office:value-type="float" office:value="-0.35722">
                <text:p>-0.35722</text:p>
              </table:table-cell>
              <table:table-cell office:value-type="float" office:value="0.724589">
                <text:p>0.724589</text:p>
              </table:table-cell>
              <table:table-cell office:value-type="float" office:value="-0.7264">
                <text:p>-0.72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279887">
                <text:p>0.279887</text:p>
              </table:table-cell>
              <table:table-cell office:value-type="float" office:value="-0.487834">
                <text:p>-0.487834</text:p>
              </table:table-cell>
              <table:table-cell office:value-type="float" office:value="-0.0258711">
                <text:p>-0.0258711</text:p>
              </table:table-cell>
              <table:table-cell office:value-type="float" office:value="1.41129">
                <text:p>1.41129</text:p>
              </table:table-cell>
              <table:table-cell office:value-type="float" office:value="-0.354251">
                <text:p>-0.354251</text:p>
              </table:table-cell>
              <table:table-cell office:value-type="float" office:value="0.729454">
                <text:p>0.729454</text:p>
              </table:table-cell>
              <table:table-cell office:value-type="float" office:value="-0.730734">
                <text:p>-0.7307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341592">
                <text:p>0.341592</text:p>
              </table:table-cell>
              <table:table-cell office:value-type="float" office:value="-0.512584">
                <text:p>-0.512584</text:p>
              </table:table-cell>
              <table:table-cell office:value-type="float" office:value="-0.109658">
                <text:p>-0.109658</text:p>
              </table:table-cell>
              <table:table-cell office:value-type="float" office:value="1.43689">
                <text:p>1.43689</text:p>
              </table:table-cell>
              <table:table-cell office:value-type="float" office:value="-0.343161">
                <text:p>-0.343161</text:p>
              </table:table-cell>
              <table:table-cell office:value-type="float" office:value="0.718794">
                <text:p>0.718794</text:p>
              </table:table-cell>
              <table:table-cell office:value-type="float" office:value="-0.8678">
                <text:p>-0.86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411459">
                <text:p>0.411459</text:p>
              </table:table-cell>
              <table:table-cell office:value-type="float" office:value="-0.53566">
                <text:p>-0.53566</text:p>
              </table:table-cell>
              <table:table-cell office:value-type="float" office:value="-0.200782">
                <text:p>-0.200782</text:p>
              </table:table-cell>
              <table:table-cell office:value-type="float" office:value="1.44883">
                <text:p>1.44883</text:p>
              </table:table-cell>
              <table:table-cell office:value-type="float" office:value="-0.337403">
                <text:p>-0.337403</text:p>
              </table:table-cell>
              <table:table-cell office:value-type="float" office:value="0.716225">
                <text:p>0.716225</text:p>
              </table:table-cell>
              <table:table-cell office:value-type="float" office:value="-1.02101">
                <text:p>-1.021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480149">
                <text:p>0.480149</text:p>
              </table:table-cell>
              <table:table-cell office:value-type="float" office:value="-0.557657">
                <text:p>-0.557657</text:p>
              </table:table-cell>
              <table:table-cell office:value-type="float" office:value="-0.287294">
                <text:p>-0.287294</text:p>
              </table:table-cell>
              <table:table-cell office:value-type="float" office:value="1.45191">
                <text:p>1.45191</text:p>
              </table:table-cell>
              <table:table-cell office:value-type="float" office:value="-0.338462">
                <text:p>-0.338462</text:p>
              </table:table-cell>
              <table:table-cell office:value-type="float" office:value="0.718117">
                <text:p>0.718117</text:p>
              </table:table-cell>
              <table:table-cell office:value-type="float" office:value="-1.17007">
                <text:p>-1.170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547526">
                <text:p>0.547526</text:p>
              </table:table-cell>
              <table:table-cell office:value-type="float" office:value="-0.581149">
                <text:p>-0.581149</text:p>
              </table:table-cell>
              <table:table-cell office:value-type="float" office:value="-0.369345">
                <text:p>-0.369345</text:p>
              </table:table-cell>
              <table:table-cell office:value-type="float" office:value="1.4508">
                <text:p>1.4508</text:p>
              </table:table-cell>
              <table:table-cell office:value-type="float" office:value="-0.345715">
                <text:p>-0.345715</text:p>
              </table:table-cell>
              <table:table-cell office:value-type="float" office:value="0.721657">
                <text:p>0.721657</text:p>
              </table:table-cell>
              <table:table-cell office:value-type="float" office:value="-1.31496">
                <text:p>-1.314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614399">
                <text:p>0.614399</text:p>
              </table:table-cell>
              <table:table-cell office:value-type="float" office:value="-0.60676">
                <text:p>-0.60676</text:p>
              </table:table-cell>
              <table:table-cell office:value-type="float" office:value="-0.447448">
                <text:p>-0.447448</text:p>
              </table:table-cell>
              <table:table-cell office:value-type="float" office:value="1.44544">
                <text:p>1.44544</text:p>
              </table:table-cell>
              <table:table-cell office:value-type="float" office:value="-0.358589">
                <text:p>-0.358589</text:p>
              </table:table-cell>
              <table:table-cell office:value-type="float" office:value="0.726806">
                <text:p>0.726806</text:p>
              </table:table-cell>
              <table:table-cell office:value-type="float" office:value="-1.45683">
                <text:p>-1.456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681146">
                <text:p>0.681146</text:p>
              </table:table-cell>
              <table:table-cell office:value-type="float" office:value="-0.634833">
                <text:p>-0.634833</text:p>
              </table:table-cell>
              <table:table-cell office:value-type="float" office:value="-0.521363">
                <text:p>-0.521363</text:p>
              </table:table-cell>
              <table:table-cell office:value-type="float" office:value="1.43527">
                <text:p>1.43527</text:p>
              </table:table-cell>
              <table:table-cell office:value-type="float" office:value="-0.376657">
                <text:p>-0.376657</text:p>
              </table:table-cell>
              <table:table-cell office:value-type="float" office:value="0.733968">
                <text:p>0.733968</text:p>
              </table:table-cell>
              <table:table-cell office:value-type="float" office:value="-1.59636">
                <text:p>-1.596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747848">
                <text:p>0.747848</text:p>
              </table:table-cell>
              <table:table-cell office:value-type="float" office:value="-0.665626">
                <text:p>-0.665626</text:p>
              </table:table-cell>
              <table:table-cell office:value-type="float" office:value="-0.590487">
                <text:p>-0.590487</text:p>
              </table:table-cell>
              <table:table-cell office:value-type="float" office:value="1.4197">
                <text:p>1.4197</text:p>
              </table:table-cell>
              <table:table-cell office:value-type="float" office:value="-0.399457">
                <text:p>-0.399457</text:p>
              </table:table-cell>
              <table:table-cell office:value-type="float" office:value="0.743676">
                <text:p>0.743676</text:p>
              </table:table-cell>
              <table:table-cell office:value-type="float" office:value="-1.73419">
                <text:p>-1.734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814379">
                <text:p>0.814379</text:p>
              </table:table-cell>
              <table:table-cell office:value-type="float" office:value="-0.699205">
                <text:p>-0.699205</text:p>
              </table:table-cell>
              <table:table-cell office:value-type="float" office:value="-0.654002">
                <text:p>-0.654002</text:p>
              </table:table-cell>
              <table:table-cell office:value-type="float" office:value="1.39803">
                <text:p>1.39803</text:p>
              </table:table-cell>
              <table:table-cell office:value-type="float" office:value="-0.426375">
                <text:p>-0.426375</text:p>
              </table:table-cell>
              <table:table-cell office:value-type="float" office:value="0.756565">
                <text:p>0.756565</text:p>
              </table:table-cell>
              <table:table-cell office:value-type="float" office:value="-1.87102">
                <text:p>-1.871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880506">
                <text:p>0.880506</text:p>
              </table:table-cell>
              <table:table-cell office:value-type="float" office:value="-0.735358">
                <text:p>-0.735358</text:p>
              </table:table-cell>
              <table:table-cell office:value-type="float" office:value="-0.711019">
                <text:p>-0.711019</text:p>
              </table:table-cell>
              <table:table-cell office:value-type="float" office:value="1.36945">
                <text:p>1.36945</text:p>
              </table:table-cell>
              <table:table-cell office:value-type="float" office:value="-0.456575">
                <text:p>-0.456575</text:p>
              </table:table-cell>
              <table:table-cell office:value-type="float" office:value="0.773307">
                <text:p>0.773307</text:p>
              </table:table-cell>
              <table:table-cell office:value-type="float" office:value="-2.0077">
                <text:p>-2.00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1cm" chart:symbol-height="0.0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amed-symbol" chart:symbol-name="diamond" chart:symbol-width="0.01cm" chart:symbol-height="0.01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01cm" chart:symbol-height="0.01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86cm" svg:y="0.316cm" chart:style-name="ch2">
          <text:p>Tool position</text:p>
        </chart:title>
        <chart:legend chart:legend-position="end" svg:x="14.471cm" svg:y="3.703cm" style:legend-expansion="high" chart:style-name="ch3"/>
        <chart:plot-area chart:style-name="ch4" table:cell-range-address="Sheet1.A1:Sheet1.A501 Sheet1.J1:Sheet1.L501" chart:data-source-has-labels="row" svg:x="1.331cm" svg:y="1.275cm" svg:width="12.82cm" svg:height="6.564cm">
          <chartooo:coordinate-region svg:x="2.164cm" svg:y="1.474cm" svg:width="11.8cm" svg:height="6.166cm"/>
          <chart:axis chart:dimension="x" chart:name="primary-x" chart:style-name="ch5">
            <chart:title svg:x="6.229cm" svg:y="8.019cm" chart:style-name="ch6">
              <text:p>Marker motion steps</text:p>
            </chart:title>
          </chart:axis>
          <chart:axis chart:dimension="y" chart:name="primary-y" chart:style-name="ch5">
            <chart:title svg:x="0.451cm" svg:y="5.196cm" chart:style-name="ch7">
              <text:p>Position</text:p>
            </chart:title>
            <chart:grid chart:style-name="ch8" chart:class="major"/>
          </chart:axis>
          <chart:series chart:style-name="ch9" chart:values-cell-range-address="Sheet1.J1:Sheet1.J501" loext:label-string="x" chart:class="chart:scatter">
            <chart:domain table:cell-range-address="Sheet1.A1:Sheet1.A501"/>
            <chart:data-point chart:repeated="501"/>
          </chart:series>
          <chart:series chart:style-name="ch10" chart:values-cell-range-address="Sheet1.K1:Sheet1.K501" loext:label-string="y" chart:class="chart:scatter">
            <chart:data-point chart:repeated="501"/>
          </chart:series>
          <chart:series chart:style-name="ch11" chart:values-cell-range-address="Sheet1.L1:Sheet1.L501" loext:label-string="z" chart:class="chart:scatter">
            <chart:data-point chart:repeated="5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</text:p>
              </table:table-cell>
              <table:table-cell office:value-type="string">
                <text:p>y</text:p>
              </table:table-cell>
              <table:table-cell office:value-type="string">
                <text:p>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501</svg:desc>
                </draw:g>
              </table:table-cell>
              <table:table-cell office:value-type="float" office:value="0.319048">
                <text:p>0.319048</text:p>
                <draw:g>
                  <svg:desc>Sheet1.J1:Sheet1.J501</svg:desc>
                </draw:g>
              </table:table-cell>
              <table:table-cell office:value-type="float" office:value="3.36778E-018">
                <text:p>3.36778E-018</text:p>
                <draw:g>
                  <svg:desc>Sheet1.K1:Sheet1.K501</svg:desc>
                </draw:g>
              </table:table-cell>
              <table:table-cell office:value-type="float" office:value="0.878589">
                <text:p>0.878589</text:p>
                <draw:g>
                  <svg:desc>Sheet1.L1:Sheet1.L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19048">
                <text:p>0.319048</text:p>
              </table:table-cell>
              <table:table-cell office:value-type="float" office:value="3.36778E-018">
                <text:p>3.36778E-018</text:p>
              </table:table-cell>
              <table:table-cell office:value-type="float" office:value="0.878589">
                <text:p>0.8785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320258">
                <text:p>0.320258</text:p>
              </table:table-cell>
              <table:table-cell office:value-type="float" office:value="-0.034934">
                <text:p>-0.034934</text:p>
              </table:table-cell>
              <table:table-cell office:value-type="float" office:value="0.876816">
                <text:p>0.8768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321452">
                <text:p>0.321452</text:p>
              </table:table-cell>
              <table:table-cell office:value-type="float" office:value="-0.0701083">
                <text:p>-0.0701083</text:p>
              </table:table-cell>
              <table:table-cell office:value-type="float" office:value="0.877873">
                <text:p>0.8778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322594">
                <text:p>0.322594</text:p>
              </table:table-cell>
              <table:table-cell office:value-type="float" office:value="-0.105129">
                <text:p>-0.105129</text:p>
              </table:table-cell>
              <table:table-cell office:value-type="float" office:value="0.878968">
                <text:p>0.8789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323696">
                <text:p>0.323696</text:p>
              </table:table-cell>
              <table:table-cell office:value-type="float" office:value="-0.14014">
                <text:p>-0.14014</text:p>
              </table:table-cell>
              <table:table-cell office:value-type="float" office:value="0.879986">
                <text:p>0.8799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324759">
                <text:p>0.324759</text:p>
              </table:table-cell>
              <table:table-cell office:value-type="float" office:value="-0.175136">
                <text:p>-0.175136</text:p>
              </table:table-cell>
              <table:table-cell office:value-type="float" office:value="0.880964">
                <text:p>0.8809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325782">
                <text:p>0.325782</text:p>
              </table:table-cell>
              <table:table-cell office:value-type="float" office:value="-0.210105">
                <text:p>-0.210105</text:p>
              </table:table-cell>
              <table:table-cell office:value-type="float" office:value="0.881905">
                <text:p>0.8819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32677">
                <text:p>0.32677</text:p>
              </table:table-cell>
              <table:table-cell office:value-type="float" office:value="-0.245038">
                <text:p>-0.245038</text:p>
              </table:table-cell>
              <table:table-cell office:value-type="float" office:value="0.882814">
                <text:p>0.8828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327728">
                <text:p>0.327728</text:p>
              </table:table-cell>
              <table:table-cell office:value-type="float" office:value="-0.279927">
                <text:p>-0.279927</text:p>
              </table:table-cell>
              <table:table-cell office:value-type="float" office:value="0.883699">
                <text:p>0.8836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328663">
                <text:p>0.328663</text:p>
              </table:table-cell>
              <table:table-cell office:value-type="float" office:value="-0.314765">
                <text:p>-0.314765</text:p>
              </table:table-cell>
              <table:table-cell office:value-type="float" office:value="0.88457">
                <text:p>0.884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326679">
                <text:p>0.326679</text:p>
              </table:table-cell>
              <table:table-cell office:value-type="float" office:value="-0.314155">
                <text:p>-0.314155</text:p>
              </table:table-cell>
              <table:table-cell office:value-type="float" office:value="0.884094">
                <text:p>0.8840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324064">
                <text:p>0.324064</text:p>
              </table:table-cell>
              <table:table-cell office:value-type="float" office:value="-0.309655">
                <text:p>-0.309655</text:p>
              </table:table-cell>
              <table:table-cell office:value-type="float" office:value="0.88062">
                <text:p>0.880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321465">
                <text:p>0.321465</text:p>
              </table:table-cell>
              <table:table-cell office:value-type="float" office:value="-0.30598">
                <text:p>-0.30598</text:p>
              </table:table-cell>
              <table:table-cell office:value-type="float" office:value="0.876085">
                <text:p>0.8760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318877">
                <text:p>0.318877</text:p>
              </table:table-cell>
              <table:table-cell office:value-type="float" office:value="-0.30289">
                <text:p>-0.30289</text:p>
              </table:table-cell>
              <table:table-cell office:value-type="float" office:value="0.871256">
                <text:p>0.8712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316297">
                <text:p>0.316297</text:p>
              </table:table-cell>
              <table:table-cell office:value-type="float" office:value="-0.300299">
                <text:p>-0.300299</text:p>
              </table:table-cell>
              <table:table-cell office:value-type="float" office:value="0.866175">
                <text:p>0.8661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313728">
                <text:p>0.313728</text:p>
              </table:table-cell>
              <table:table-cell office:value-type="float" office:value="-0.29822">
                <text:p>-0.29822</text:p>
              </table:table-cell>
              <table:table-cell office:value-type="float" office:value="0.860884">
                <text:p>0.8608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31117">
                <text:p>0.31117</text:p>
              </table:table-cell>
              <table:table-cell office:value-type="float" office:value="-0.296661">
                <text:p>-0.296661</text:p>
              </table:table-cell>
              <table:table-cell office:value-type="float" office:value="0.855437">
                <text:p>0.8554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308625">
                <text:p>0.308625</text:p>
              </table:table-cell>
              <table:table-cell office:value-type="float" office:value="-0.295624">
                <text:p>-0.295624</text:p>
              </table:table-cell>
              <table:table-cell office:value-type="float" office:value="0.849887">
                <text:p>0.8498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306094">
                <text:p>0.306094</text:p>
              </table:table-cell>
              <table:table-cell office:value-type="float" office:value="-0.295105">
                <text:p>-0.295105</text:p>
              </table:table-cell>
              <table:table-cell office:value-type="float" office:value="0.844281">
                <text:p>0.8442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303577">
                <text:p>0.303577</text:p>
              </table:table-cell>
              <table:table-cell office:value-type="float" office:value="-0.295103">
                <text:p>-0.295103</text:p>
              </table:table-cell>
              <table:table-cell office:value-type="float" office:value="0.838667">
                <text:p>0.838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304764">
                <text:p>0.304764</text:p>
              </table:table-cell>
              <table:table-cell office:value-type="float" office:value="-0.264208">
                <text:p>-0.264208</text:p>
              </table:table-cell>
              <table:table-cell office:value-type="float" office:value="0.850286">
                <text:p>0.8502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306444">
                <text:p>0.306444</text:p>
              </table:table-cell>
              <table:table-cell office:value-type="float" office:value="-0.229333">
                <text:p>-0.229333</text:p>
              </table:table-cell>
              <table:table-cell office:value-type="float" office:value="0.865478">
                <text:p>0.8654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308071">
                <text:p>0.308071</text:p>
              </table:table-cell>
              <table:table-cell office:value-type="float" office:value="-0.194932">
                <text:p>-0.194932</text:p>
              </table:table-cell>
              <table:table-cell office:value-type="float" office:value="0.881849">
                <text:p>0.8818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309604">
                <text:p>0.309604</text:p>
              </table:table-cell>
              <table:table-cell office:value-type="float" office:value="-0.160695">
                <text:p>-0.160695</text:p>
              </table:table-cell>
              <table:table-cell office:value-type="float" office:value="0.898161">
                <text:p>0.8981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311024">
                <text:p>0.311024</text:p>
              </table:table-cell>
              <table:table-cell office:value-type="float" office:value="-0.126489">
                <text:p>-0.126489</text:p>
              </table:table-cell>
              <table:table-cell office:value-type="float" office:value="0.914449">
                <text:p>0.9144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31231">
                <text:p>0.31231</text:p>
              </table:table-cell>
              <table:table-cell office:value-type="float" office:value="-0.0923055">
                <text:p>-0.0923055</text:p>
              </table:table-cell>
              <table:table-cell office:value-type="float" office:value="0.930724">
                <text:p>0.9307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313444">
                <text:p>0.313444</text:p>
              </table:table-cell>
              <table:table-cell office:value-type="float" office:value="-0.0581349">
                <text:p>-0.0581349</text:p>
              </table:table-cell>
              <table:table-cell office:value-type="float" office:value="0.946973">
                <text:p>0.9469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314419">
                <text:p>0.314419</text:p>
              </table:table-cell>
              <table:table-cell office:value-type="float" office:value="-0.0239722">
                <text:p>-0.0239722</text:p>
              </table:table-cell>
              <table:table-cell office:value-type="float" office:value="0.963189">
                <text:p>0.9631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315231">
                <text:p>0.315231</text:p>
              </table:table-cell>
              <table:table-cell office:value-type="float" office:value="0.0101812">
                <text:p>0.0101812</text:p>
              </table:table-cell>
              <table:table-cell office:value-type="float" office:value="0.979366">
                <text:p>0.9793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315882">
                <text:p>0.315882</text:p>
              </table:table-cell>
              <table:table-cell office:value-type="float" office:value="0.0443152">
                <text:p>0.0443152</text:p>
              </table:table-cell>
              <table:table-cell office:value-type="float" office:value="0.995505">
                <text:p>0.9955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316109">
                <text:p>0.316109</text:p>
              </table:table-cell>
              <table:table-cell office:value-type="float" office:value="0.0473441">
                <text:p>0.0473441</text:p>
              </table:table-cell>
              <table:table-cell office:value-type="float" office:value="0.999239">
                <text:p>0.9992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316305">
                <text:p>0.316305</text:p>
              </table:table-cell>
              <table:table-cell office:value-type="float" office:value="0.0469598">
                <text:p>0.0469598</text:p>
              </table:table-cell>
              <table:table-cell office:value-type="float" office:value="0.999925">
                <text:p>0.9999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316518">
                <text:p>0.316518</text:p>
              </table:table-cell>
              <table:table-cell office:value-type="float" office:value="0.0465515">
                <text:p>0.0465515</text:p>
              </table:table-cell>
              <table:table-cell office:value-type="float" office:value="1.00065">
                <text:p>1.000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316751">
                <text:p>0.316751</text:p>
              </table:table-cell>
              <table:table-cell office:value-type="float" office:value="0.0461221">
                <text:p>0.0461221</text:p>
              </table:table-cell>
              <table:table-cell office:value-type="float" office:value="1.00144">
                <text:p>1.00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317008">
                <text:p>0.317008</text:p>
              </table:table-cell>
              <table:table-cell office:value-type="float" office:value="0.0456679">
                <text:p>0.0456679</text:p>
              </table:table-cell>
              <table:table-cell office:value-type="float" office:value="1.00229">
                <text:p>1.002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317291">
                <text:p>0.317291</text:p>
              </table:table-cell>
              <table:table-cell office:value-type="float" office:value="0.0451845">
                <text:p>0.0451845</text:p>
              </table:table-cell>
              <table:table-cell office:value-type="float" office:value="1.00322">
                <text:p>1.003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317605">
                <text:p>0.317605</text:p>
              </table:table-cell>
              <table:table-cell office:value-type="float" office:value="0.0446668">
                <text:p>0.0446668</text:p>
              </table:table-cell>
              <table:table-cell office:value-type="float" office:value="1.00424">
                <text:p>1.004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317953">
                <text:p>0.317953</text:p>
              </table:table-cell>
              <table:table-cell office:value-type="float" office:value="0.0441087">
                <text:p>0.0441087</text:p>
              </table:table-cell>
              <table:table-cell office:value-type="float" office:value="1.00536">
                <text:p>1.005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318341">
                <text:p>0.318341</text:p>
              </table:table-cell>
              <table:table-cell office:value-type="float" office:value="0.043503">
                <text:p>0.043503</text:p>
              </table:table-cell>
              <table:table-cell office:value-type="float" office:value="1.00659">
                <text:p>1.006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318777">
                <text:p>0.318777</text:p>
              </table:table-cell>
              <table:table-cell office:value-type="float" office:value="0.0428411">
                <text:p>0.0428411</text:p>
              </table:table-cell>
              <table:table-cell office:value-type="float" office:value="1.00795">
                <text:p>1.007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31857">
                <text:p>0.31857</text:p>
              </table:table-cell>
              <table:table-cell office:value-type="float" office:value="0.0111596">
                <text:p>0.0111596</text:p>
              </table:table-cell>
              <table:table-cell office:value-type="float" office:value="1.00035">
                <text:p>1.000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318629">
                <text:p>0.318629</text:p>
              </table:table-cell>
              <table:table-cell office:value-type="float" office:value="-0.0245277">
                <text:p>-0.0245277</text:p>
              </table:table-cell>
              <table:table-cell office:value-type="float" office:value="0.99542">
                <text:p>0.995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318944">
                <text:p>0.318944</text:p>
              </table:table-cell>
              <table:table-cell office:value-type="float" office:value="-0.0598227">
                <text:p>-0.0598227</text:p>
              </table:table-cell>
              <table:table-cell office:value-type="float" office:value="0.991596">
                <text:p>0.9915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319363">
                <text:p>0.319363</text:p>
              </table:table-cell>
              <table:table-cell office:value-type="float" office:value="-0.094968">
                <text:p>-0.094968</text:p>
              </table:table-cell>
              <table:table-cell office:value-type="float" office:value="0.987471">
                <text:p>0.9874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319838">
                <text:p>0.319838</text:p>
              </table:table-cell>
              <table:table-cell office:value-type="float" office:value="-0.130328">
                <text:p>-0.130328</text:p>
              </table:table-cell>
              <table:table-cell office:value-type="float" office:value="0.983038">
                <text:p>0.9830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320333">
                <text:p>0.320333</text:p>
              </table:table-cell>
              <table:table-cell office:value-type="float" office:value="-0.166064">
                <text:p>-0.166064</text:p>
              </table:table-cell>
              <table:table-cell office:value-type="float" office:value="0.978404">
                <text:p>0.9784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320814">
                <text:p>0.320814</text:p>
              </table:table-cell>
              <table:table-cell office:value-type="float" office:value="-0.202289">
                <text:p>-0.202289</text:p>
              </table:table-cell>
              <table:table-cell office:value-type="float" office:value="0.97366">
                <text:p>0.973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321245">
                <text:p>0.321245</text:p>
              </table:table-cell>
              <table:table-cell office:value-type="float" office:value="-0.239087">
                <text:p>-0.239087</text:p>
              </table:table-cell>
              <table:table-cell office:value-type="float" office:value="0.968902">
                <text:p>0.9689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32158">
                <text:p>0.32158</text:p>
              </table:table-cell>
              <table:table-cell office:value-type="float" office:value="-0.276513">
                <text:p>-0.276513</text:p>
              </table:table-cell>
              <table:table-cell office:value-type="float" office:value="0.96423">
                <text:p>0.964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1cm" chart:symbol-height="0.0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amed-symbol" chart:symbol-name="diamond" chart:symbol-width="0.01cm" chart:symbol-height="0.01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01cm" chart:symbol-height="0.01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34cm" svg:y="0.316cm" chart:style-name="ch2">
          <text:p>Tool Rotation</text:p>
        </chart:title>
        <chart:legend chart:legend-position="end" svg:x="13.915cm" svg:y="3.703cm" style:legend-expansion="high" chart:style-name="ch3"/>
        <chart:plot-area chart:style-name="ch4" table:cell-range-address="Sheet1.A1:Sheet1.A501 Sheet1.N1:Sheet1.P501" chart:data-source-has-labels="row" svg:x="1.331cm" svg:y="1.275cm" svg:width="12.264cm" svg:height="6.564cm">
          <chartooo:coordinate-region svg:x="1.873cm" svg:y="1.474cm" svg:width="11.536cm" svg:height="6.166cm"/>
          <chart:axis chart:dimension="x" chart:name="primary-x" chart:style-name="ch5">
            <chart:title svg:x="5.951cm" svg:y="8.019cm" chart:style-name="ch6">
              <text:p>Marker motion steps</text:p>
            </chart:title>
          </chart:axis>
          <chart:axis chart:dimension="y" chart:name="primary-y" chart:style-name="ch5">
            <chart:title svg:x="0.451cm" svg:y="5.196cm" chart:style-name="ch7">
              <text:p>Position</text:p>
            </chart:title>
            <chart:grid chart:style-name="ch8" chart:class="major"/>
          </chart:axis>
          <chart:series chart:style-name="ch9" chart:values-cell-range-address="Sheet1.N1:Sheet1.N501" loext:label-string="roll" chart:class="chart:scatter">
            <chart:domain table:cell-range-address="Sheet1.A1:Sheet1.A501"/>
            <chart:data-point chart:repeated="501"/>
          </chart:series>
          <chart:series chart:style-name="ch10" chart:values-cell-range-address="Sheet1.O1:Sheet1.O501" loext:label-string="pitch" chart:class="chart:scatter">
            <chart:data-point chart:repeated="501"/>
          </chart:series>
          <chart:series chart:style-name="ch11" chart:values-cell-range-address="Sheet1.P1:Sheet1.P501" loext:label-string="yaw" chart:class="chart:scatter">
            <chart:data-point chart:repeated="5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oll</text:p>
              </table:table-cell>
              <table:table-cell office:value-type="string">
                <text:p>pitch</text:p>
              </table:table-cell>
              <table:table-cell office:value-type="string">
                <text:p>ya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501</svg:desc>
                </draw:g>
              </table:table-cell>
              <table:table-cell office:value-type="float" office:value="-1.5708">
                <text:p>-1.5708</text:p>
                <draw:g>
                  <svg:desc>Sheet1.N1:Sheet1.N501</svg:desc>
                </draw:g>
              </table:table-cell>
              <table:table-cell office:value-type="float" office:value="-4.87609E-020">
                <text:p>-4.87609E-020</text:p>
                <draw:g>
                  <svg:desc>Sheet1.O1:Sheet1.O501</svg:desc>
                </draw:g>
              </table:table-cell>
              <table:table-cell office:value-type="float" office:value="-1.57">
                <text:p>-1.57</text:p>
                <draw:g>
                  <svg:desc>Sheet1.P1:Sheet1.P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.5708">
                <text:p>-1.5708</text:p>
              </table:table-cell>
              <table:table-cell office:value-type="float" office:value="-4.87609E-020">
                <text:p>-4.87609E-02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.57076">
                <text:p>-1.57076</text:p>
              </table:table-cell>
              <table:table-cell office:value-type="float" office:value="-0.0000545019">
                <text:p>-0.0000545019</text:p>
              </table:table-cell>
              <table:table-cell office:value-type="float" office:value="-1.57213">
                <text:p>-1.572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.5708">
                <text:p>-1.5708</text:p>
              </table:table-cell>
              <table:table-cell office:value-type="float" office:value="-0.000303173">
                <text:p>-0.000303173</text:p>
              </table:table-cell>
              <table:table-cell office:value-type="float" office:value="-1.57426">
                <text:p>-1.574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1.57082">
                <text:p>-1.57082</text:p>
              </table:table-cell>
              <table:table-cell office:value-type="float" office:value="-0.00032587">
                <text:p>-0.00032587</text:p>
              </table:table-cell>
              <table:table-cell office:value-type="float" office:value="-1.57629">
                <text:p>-1.576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.57084">
                <text:p>-1.57084</text:p>
              </table:table-cell>
              <table:table-cell office:value-type="float" office:value="-0.000350874">
                <text:p>-0.000350874</text:p>
              </table:table-cell>
              <table:table-cell office:value-type="float" office:value="-1.57825">
                <text:p>-1.578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1.57089">
                <text:p>-1.57089</text:p>
              </table:table-cell>
              <table:table-cell office:value-type="float" office:value="-0.00038588">
                <text:p>-0.00038588</text:p>
              </table:table-cell>
              <table:table-cell office:value-type="float" office:value="-1.58016">
                <text:p>-1.58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.57097">
                <text:p>-1.57097</text:p>
              </table:table-cell>
              <table:table-cell office:value-type="float" office:value="-0.000425325">
                <text:p>-0.000425325</text:p>
              </table:table-cell>
              <table:table-cell office:value-type="float" office:value="-1.582">
                <text:p>-1.5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.5711">
                <text:p>-1.5711</text:p>
              </table:table-cell>
              <table:table-cell office:value-type="float" office:value="-0.000465476">
                <text:p>-0.000465476</text:p>
              </table:table-cell>
              <table:table-cell office:value-type="float" office:value="-1.58381">
                <text:p>-1.583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1.5713">
                <text:p>-1.5713</text:p>
              </table:table-cell>
              <table:table-cell office:value-type="float" office:value="-0.000502266">
                <text:p>-0.000502266</text:p>
              </table:table-cell>
              <table:table-cell office:value-type="float" office:value="-1.58561">
                <text:p>-1.585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1.57159">
                <text:p>-1.57159</text:p>
              </table:table-cell>
              <table:table-cell office:value-type="float" office:value="-0.000531426">
                <text:p>-0.000531426</text:p>
              </table:table-cell>
              <table:table-cell office:value-type="float" office:value="-1.5874">
                <text:p>-1.58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1.57034">
                <text:p>-1.57034</text:p>
              </table:table-cell>
              <table:table-cell office:value-type="float" office:value="-0.0898558">
                <text:p>-0.0898558</text:p>
              </table:table-cell>
              <table:table-cell office:value-type="float" office:value="-1.58704">
                <text:p>-1.587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1.56883">
                <text:p>-1.56883</text:p>
              </table:table-cell>
              <table:table-cell office:value-type="float" office:value="-0.190122">
                <text:p>-0.190122</text:p>
              </table:table-cell>
              <table:table-cell office:value-type="float" office:value="-1.58653">
                <text:p>-1.586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1.56726">
                <text:p>-1.56726</text:p>
              </table:table-cell>
              <table:table-cell office:value-type="float" office:value="-0.290104">
                <text:p>-0.290104</text:p>
              </table:table-cell>
              <table:table-cell office:value-type="float" office:value="-1.58618">
                <text:p>-1.586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1.56562">
                <text:p>-1.56562</text:p>
              </table:table-cell>
              <table:table-cell office:value-type="float" office:value="-0.390062">
                <text:p>-0.390062</text:p>
              </table:table-cell>
              <table:table-cell office:value-type="float" office:value="-1.58603">
                <text:p>-1.586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1.5639">
                <text:p>-1.5639</text:p>
              </table:table-cell>
              <table:table-cell office:value-type="float" office:value="-0.490024">
                <text:p>-0.490024</text:p>
              </table:table-cell>
              <table:table-cell office:value-type="float" office:value="-1.58611">
                <text:p>-1.586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1.56205">
                <text:p>-1.56205</text:p>
              </table:table-cell>
              <table:table-cell office:value-type="float" office:value="-0.589986">
                <text:p>-0.589986</text:p>
              </table:table-cell>
              <table:table-cell office:value-type="float" office:value="-1.58647">
                <text:p>-1.586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1.56">
                <text:p>-1.56</text:p>
              </table:table-cell>
              <table:table-cell office:value-type="float" office:value="-0.689947">
                <text:p>-0.689947</text:p>
              </table:table-cell>
              <table:table-cell office:value-type="float" office:value="-1.58717">
                <text:p>-1.587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1.55768">
                <text:p>-1.55768</text:p>
              </table:table-cell>
              <table:table-cell office:value-type="float" office:value="-0.789907">
                <text:p>-0.789907</text:p>
              </table:table-cell>
              <table:table-cell office:value-type="float" office:value="-1.58831">
                <text:p>-1.588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1.55492">
                <text:p>-1.55492</text:p>
              </table:table-cell>
              <table:table-cell office:value-type="float" office:value="-0.889863">
                <text:p>-0.889863</text:p>
              </table:table-cell>
              <table:table-cell office:value-type="float" office:value="-1.59003">
                <text:p>-1.590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1.5515">
                <text:p>-1.5515</text:p>
              </table:table-cell>
              <table:table-cell office:value-type="float" office:value="-0.989815">
                <text:p>-0.989815</text:p>
              </table:table-cell>
              <table:table-cell office:value-type="float" office:value="-1.59257">
                <text:p>-1.592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1.54745">
                <text:p>-1.54745</text:p>
              </table:table-cell>
              <table:table-cell office:value-type="float" office:value="-0.999343">
                <text:p>-0.999343</text:p>
              </table:table-cell>
              <table:table-cell office:value-type="float" office:value="-1.59625">
                <text:p>-1.596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1.54242">
                <text:p>-1.54242</text:p>
              </table:table-cell>
              <table:table-cell office:value-type="float" office:value="-0.998952">
                <text:p>-0.998952</text:p>
              </table:table-cell>
              <table:table-cell office:value-type="float" office:value="-1.60071">
                <text:p>-1.600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1.53732">
                <text:p>-1.53732</text:p>
              </table:table-cell>
              <table:table-cell office:value-type="float" office:value="-0.998773">
                <text:p>-0.998773</text:p>
              </table:table-cell>
              <table:table-cell office:value-type="float" office:value="-1.60506">
                <text:p>-1.605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1.53225">
                <text:p>-1.53225</text:p>
              </table:table-cell>
              <table:table-cell office:value-type="float" office:value="-0.998592">
                <text:p>-0.998592</text:p>
              </table:table-cell>
              <table:table-cell office:value-type="float" office:value="-1.60933">
                <text:p>-1.609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1.52725">
                <text:p>-1.52725</text:p>
              </table:table-cell>
              <table:table-cell office:value-type="float" office:value="-0.998372">
                <text:p>-0.998372</text:p>
              </table:table-cell>
              <table:table-cell office:value-type="float" office:value="-1.61353">
                <text:p>-1.613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1.52238">
                <text:p>-1.52238</text:p>
              </table:table-cell>
              <table:table-cell office:value-type="float" office:value="-0.998113">
                <text:p>-0.998113</text:p>
              </table:table-cell>
              <table:table-cell office:value-type="float" office:value="-1.6176">
                <text:p>-1.61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1.51769">
                <text:p>-1.51769</text:p>
              </table:table-cell>
              <table:table-cell office:value-type="float" office:value="-0.997809">
                <text:p>-0.997809</text:p>
              </table:table-cell>
              <table:table-cell office:value-type="float" office:value="-1.62152">
                <text:p>-1.621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1.51321">
                <text:p>-1.51321</text:p>
              </table:table-cell>
              <table:table-cell office:value-type="float" office:value="-0.997448">
                <text:p>-0.997448</text:p>
              </table:table-cell>
              <table:table-cell office:value-type="float" office:value="-1.62526">
                <text:p>-1.625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1.50898">
                <text:p>-1.50898</text:p>
              </table:table-cell>
              <table:table-cell office:value-type="float" office:value="-0.997013">
                <text:p>-0.997013</text:p>
              </table:table-cell>
              <table:table-cell office:value-type="float" office:value="-1.62882">
                <text:p>-1.628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1.50498">
                <text:p>-1.50498</text:p>
              </table:table-cell>
              <table:table-cell office:value-type="float" office:value="-0.996481">
                <text:p>-0.996481</text:p>
              </table:table-cell>
              <table:table-cell office:value-type="float" office:value="-1.6322">
                <text:p>-1.63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1.50208">
                <text:p>-1.50208</text:p>
              </table:table-cell>
              <table:table-cell office:value-type="float" office:value="-0.998895">
                <text:p>-0.998895</text:p>
              </table:table-cell>
              <table:table-cell office:value-type="float" office:value="-1.63471">
                <text:p>-1.634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1.49922">
                <text:p>-1.49922</text:p>
              </table:table-cell>
              <table:table-cell office:value-type="float" office:value="-0.998848">
                <text:p>-0.998848</text:p>
              </table:table-cell>
              <table:table-cell office:value-type="float" office:value="-1.63719">
                <text:p>-1.637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1.49615">
                <text:p>-1.49615</text:p>
              </table:table-cell>
              <table:table-cell office:value-type="float" office:value="-0.998752">
                <text:p>-0.998752</text:p>
              </table:table-cell>
              <table:table-cell office:value-type="float" office:value="-1.63986">
                <text:p>-1.639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1.49286">
                <text:p>-1.49286</text:p>
              </table:table-cell>
              <table:table-cell office:value-type="float" office:value="-0.998643">
                <text:p>-0.998643</text:p>
              </table:table-cell>
              <table:table-cell office:value-type="float" office:value="-1.64275">
                <text:p>-1.642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1.48931">
                <text:p>-1.48931</text:p>
              </table:table-cell>
              <table:table-cell office:value-type="float" office:value="-0.998519">
                <text:p>-0.998519</text:p>
              </table:table-cell>
              <table:table-cell office:value-type="float" office:value="-1.64589">
                <text:p>-1.645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1.48546">
                <text:p>-1.48546</text:p>
              </table:table-cell>
              <table:table-cell office:value-type="float" office:value="-0.998379">
                <text:p>-0.998379</text:p>
              </table:table-cell>
              <table:table-cell office:value-type="float" office:value="-1.64931">
                <text:p>-1.649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1.48127">
                <text:p>-1.48127</text:p>
              </table:table-cell>
              <table:table-cell office:value-type="float" office:value="-0.998219">
                <text:p>-0.998219</text:p>
              </table:table-cell>
              <table:table-cell office:value-type="float" office:value="-1.65305">
                <text:p>-1.653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1.47669">
                <text:p>-1.47669</text:p>
              </table:table-cell>
              <table:table-cell office:value-type="float" office:value="-0.998034">
                <text:p>-0.998034</text:p>
              </table:table-cell>
              <table:table-cell office:value-type="float" office:value="-1.65716">
                <text:p>-1.657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1.47165">
                <text:p>-1.47165</text:p>
              </table:table-cell>
              <table:table-cell office:value-type="float" office:value="-0.99782">
                <text:p>-0.99782</text:p>
              </table:table-cell>
              <table:table-cell office:value-type="float" office:value="-1.6617">
                <text:p>-1.66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1.46609">
                <text:p>-1.46609</text:p>
              </table:table-cell>
              <table:table-cell office:value-type="float" office:value="-0.99757">
                <text:p>-0.99757</text:p>
              </table:table-cell>
              <table:table-cell office:value-type="float" office:value="-1.66672">
                <text:p>-1.666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1.43954">
                <text:p>-1.43954</text:p>
              </table:table-cell>
              <table:table-cell office:value-type="float" office:value="-1.0851">
                <text:p>-1.0851</text:p>
              </table:table-cell>
              <table:table-cell office:value-type="float" office:value="-1.6909">
                <text:p>-1.69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1.39924">
                <text:p>-1.39924</text:p>
              </table:table-cell>
              <table:table-cell office:value-type="float" office:value="-1.18401">
                <text:p>-1.18401</text:p>
              </table:table-cell>
              <table:table-cell office:value-type="float" office:value="-1.73012">
                <text:p>-1.730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1.33543">
                <text:p>-1.33543</text:p>
              </table:table-cell>
              <table:table-cell office:value-type="float" office:value="-1.28211">
                <text:p>-1.28211</text:p>
              </table:table-cell>
              <table:table-cell office:value-type="float" office:value="-1.79405">
                <text:p>-1.794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1.21167">
                <text:p>-1.21167</text:p>
              </table:table-cell>
              <table:table-cell office:value-type="float" office:value="-1.37787">
                <text:p>-1.37787</text:p>
              </table:table-cell>
              <table:table-cell office:value-type="float" office:value="-1.91864">
                <text:p>-1.918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0.872188">
                <text:p>-0.872188</text:p>
              </table:table-cell>
              <table:table-cell office:value-type="float" office:value="-1.46552">
                <text:p>-1.46552</text:p>
              </table:table-cell>
              <table:table-cell office:value-type="float" office:value="-2.25933">
                <text:p>-2.259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280092">
                <text:p>0.280092</text:p>
              </table:table-cell>
              <table:table-cell office:value-type="float" office:value="-1.50089">
                <text:p>-1.50089</text:p>
              </table:table-cell>
              <table:table-cell office:value-type="float" office:value="2.8702">
                <text:p>2.87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.06323">
                <text:p>1.06323</text:p>
              </table:table-cell>
              <table:table-cell office:value-type="float" office:value="-1.43439">
                <text:p>-1.43439</text:p>
              </table:table-cell>
              <table:table-cell office:value-type="float" office:value="2.0857">
                <text:p>2.08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.28186">
                <text:p>1.28186</text:p>
              </table:table-cell>
              <table:table-cell office:value-type="float" office:value="-1.34227">
                <text:p>-1.34227</text:p>
              </table:table-cell>
              <table:table-cell office:value-type="float" office:value="1.86585">
                <text:p>1.865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.37387">
                <text:p>1.37387</text:p>
              </table:table-cell>
              <table:table-cell office:value-type="float" office:value="-1.24566">
                <text:p>-1.24566</text:p>
              </table:table-cell>
              <table:table-cell office:value-type="float" office:value="1.7729">
                <text:p>1.77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